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/>
    <style:style style:name="ce3" style:family="table-cell" style:parent-style-name="Default" style:data-style-name="N41"/>
    <style:style style:name="ce4" style:family="table-cell" style:parent-style-name="Default" style:data-style-name="N41"/>
    <style:style style:name="ce5" style:family="table-cell" style:parent-style-name="Default" style:data-style-name="N41"/>
    <style:style style:name="ce6" style:family="table-cell" style:parent-style-name="Default" style:data-style-name="N41"/>
    <style:style style:name="ce7" style:family="table-cell" style:parent-style-name="Default" style:data-style-name="N41"/>
    <style:style style:name="ce8" style:family="table-cell" style:parent-style-name="Default" style:data-style-name="N41"/>
    <style:style style:name="ce9" style:family="table-cell" style:parent-style-name="Default" style:data-style-name="N41"/>
    <style:style style:name="ce10" style:family="table-cell" style:parent-style-name="Default" style:data-style-name="N41"/>
    <style:style style:name="ce11" style:family="table-cell" style:parent-style-name="Default" style:data-style-name="N123"/>
    <style:style style:name="ce12" style:family="table-cell" style:parent-style-name="Default" style:data-style-name="N123"/>
    <style:style style:name="ce13" style:family="table-cell" style:parent-style-name="Default" style:data-style-name="N123"/>
    <style:style style:name="ce14" style:family="table-cell" style:parent-style-name="Default" style:data-style-name="N123"/>
    <style:style style:name="ce15" style:family="table-cell" style:parent-style-name="Default" style:data-style-name="N123"/>
    <style:style style:name="ce16" style:family="table-cell" style:parent-style-name="Default" style:data-style-name="N123"/>
    <style:style style:name="ce17" style:family="table-cell" style:parent-style-name="Default" style:data-style-name="N123"/>
    <style:style style:name="ce18" style:family="table-cell" style:parent-style-name="Default" style:data-style-name="N123"/>
    <style:style style:name="ce19" style:family="table-cell" style:parent-style-name="Default" style:data-style-name="N123"/>
    <style:style style:name="ce20" style:family="table-cell" style:parent-style-name="Default" style:data-style-name="N123"/>
    <style:style style:name="ce21" style:family="table-cell" style:parent-style-name="Default" style:data-style-name="N124"/>
    <style:style style:name="ce22" style:family="table-cell" style:parent-style-name="Default" style:data-style-name="N124"/>
    <style:style style:name="ce23" style:family="table-cell" style:parent-style-name="Default" style:data-style-name="N124"/>
    <style:style style:name="ce24" style:family="table-cell" style:parent-style-name="Default" style:data-style-name="N124"/>
    <style:style style:name="ce25" style:family="table-cell" style:parent-style-name="Default" style:data-style-name="N124"/>
    <style:style style:name="ce26" style:family="table-cell" style:parent-style-name="Default" style:data-style-name="N124"/>
    <style:style style:name="ce27" style:family="table-cell" style:parent-style-name="Default" style:data-style-name="N124"/>
    <style:style style:name="ce28" style:family="table-cell" style:parent-style-name="Default" style:data-style-name="N124"/>
    <style:style style:name="ce29" style:family="table-cell" style:parent-style-name="Default" style:data-style-name="N124"/>
    <style:style style:name="ce30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ce7"/>
        <table:table-column table:style-name="co4" table:default-cell-style-name="ce8"/>
        <table:table-column table:style-name="co4" table:default-cell-style-name="ce9"/>
        <table:table-column table:style-name="co4" table:default-cell-style-name="ce10"/>
        <table:table-column table:style-name="co5" table:default-cell-style-name="ce1"/>
        <table:table-column table:style-name="co5" table:default-cell-style-name="ce11"/>
        <table:table-column table:style-name="co5" table:default-cell-style-name="ce13"/>
        <table:table-column table:style-name="co5" table:default-cell-style-name="ce14"/>
        <table:table-column table:style-name="co5" table:default-cell-style-name="ce15"/>
        <table:table-column table:style-name="co5" table:default-cell-style-name="ce16"/>
        <table:table-column table:style-name="co5" table:default-cell-style-name="ce17"/>
        <table:table-column table:style-name="co5" table:default-cell-style-name="ce18"/>
        <table:table-column table:style-name="co5" table:default-cell-style-name="ce19"/>
        <table:table-column table:style-name="co5" table:default-cell-style-name="ce20"/>
        <table:table-column table:style-name="co6" table:default-cell-style-name="Default"/>
        <table:table-column table:style-name="co7" table:default-cell-style-name="ce21"/>
        <table:table-column table:style-name="co7" table:default-cell-style-name="ce22"/>
        <table:table-column table:style-name="co7" table:default-cell-style-name="ce23"/>
        <table:table-column table:style-name="co7" table:default-cell-style-name="ce24"/>
        <table:table-column table:style-name="co7" table:default-cell-style-name="ce25"/>
        <table:table-column table:style-name="co7" table:default-cell-style-name="ce26"/>
        <table:table-column table:style-name="co7" table:default-cell-style-name="ce27"/>
        <table:table-column table:style-name="co7" table:default-cell-style-name="ce28"/>
        <table:table-column table:style-name="co7" table:default-cell-style-name="ce29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3" table:number-columns-repeated="967" table:default-cell-style-name="Default"/>
        <table:table-row table:style-name="ro1">
          <table:table-cell office:value-type="string" calcext:value-type="string">
            <text:p>Pilote</text:p>
          </table:table-cell>
          <table:table-cell office:value-type="string" calcext:value-type="string">
            <text:p>Classement</text:p>
          </table:table-cell>
          <table:table-cell office:value-type="string" calcext:value-type="string">
            <text:p>Voile</text:p>
          </table:table-cell>
          <table:table-cell table:style-name="Default" office:value-type="string" calcext:value-type="string">
            <text:p>Dépar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Duré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office:value-type="string" calcext:value-type="string">
            <text:p>Diff moy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cracer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51S" calcext:value-type="time">
            <text:p>15:00:51</text:p>
          </table:table-cell>
          <table:table-cell office:value-type="time" office:time-value="PT15H05M23S" calcext:value-type="time">
            <text:p>15:05:23</text:p>
          </table:table-cell>
          <table:table-cell office:value-type="time" office:time-value="PT15H17M17S" calcext:value-type="time">
            <text:p>15:17:17</text:p>
          </table:table-cell>
          <table:table-cell office:value-type="time" office:time-value="PT15H27M26S" calcext:value-type="time">
            <text:p>15:27:26</text:p>
          </table:table-cell>
          <table:table-cell office:value-type="time" office:time-value="PT15H37M42S" calcext:value-type="time">
            <text:p>15:37:42</text:p>
          </table:table-cell>
          <table:table-cell office:value-type="time" office:time-value="PT15H49M09S" calcext:value-type="time">
            <text:p>15:49:09</text:p>
          </table:table-cell>
          <table:table-cell office:value-type="time" office:time-value="PT15H59M53S" calcext:value-type="time">
            <text:p>15:59:53</text:p>
          </table:table-cell>
          <table:table-cell office:value-type="time" office:time-value="PT16H12M13S" calcext:value-type="time">
            <text:p>16:12:13</text:p>
          </table:table-cell>
          <table:table-cell office:value-type="time" office:time-value="PT16H15M10S" calcext:value-type="time">
            <text:p>16:15:10</text:p>
          </table:table-cell>
          <table:table-cell/>
          <table:table-cell table:formula="of:=IF([.E2]=0;0;[.E2]-[.D2])" office:value-type="time" office:time-value="PT00H00M51S" calcext:value-type="time">
            <text:p>00:51</text:p>
          </table:table-cell>
          <table:table-cell table:formula="of:=IF([.F2]=0;0;[.F2]-[.E2])" office:value-type="time" office:time-value="PT00H04M32S" calcext:value-type="time">
            <text:p>04:32</text:p>
          </table:table-cell>
          <table:table-cell table:formula="of:=IF([.G2]=0;0;[.G2]-[.F2])" office:value-type="time" office:time-value="PT00H11M54S" calcext:value-type="time">
            <text:p>11:54</text:p>
          </table:table-cell>
          <table:table-cell table:formula="of:=IF([.H2]=0;0;[.H2]-[.G2])" office:value-type="time" office:time-value="PT00H10M09S" calcext:value-type="time">
            <text:p>10:09</text:p>
          </table:table-cell>
          <table:table-cell table:formula="of:=IF([.I2]=0;0;[.I2]-[.H2])" office:value-type="time" office:time-value="PT00H10M16S" calcext:value-type="time">
            <text:p>10:16</text:p>
          </table:table-cell>
          <table:table-cell table:formula="of:=IF([.J2]=0;0;[.J2]-[.I2])" office:value-type="time" office:time-value="PT00H11M27S" calcext:value-type="time">
            <text:p>11:27</text:p>
          </table:table-cell>
          <table:table-cell table:formula="of:=IF([.K2]=0;0;[.K2]-[.J2])" office:value-type="time" office:time-value="PT00H10M44S" calcext:value-type="time">
            <text:p>10:44</text:p>
          </table:table-cell>
          <table:table-cell table:formula="of:=IF([.L2]=0;0;[.L2]-[.K2])" office:value-type="time" office:time-value="PT00H12M20S" calcext:value-type="time">
            <text:p>12:20</text:p>
          </table:table-cell>
          <table:table-cell table:formula="of:=IF([.M2]=0;0;[.M2]-[.L2])" office:value-type="time" office:time-value="PT00H02M57S" calcext:value-type="time">
            <text:p>02:57</text:p>
          </table:table-cell>
          <table:table-cell/>
          <table:table-cell table:formula="of:=IF([.O2] = 0; 0; [.O2]-AVERAGE([.O$2:.O$22]))" office:value-type="time" office:time-value="-PT00H00M10.761905S" calcext:value-type="time">
            <text:p>-00:10</text:p>
          </table:table-cell>
          <table:table-cell table:formula="of:=IF([.P2] = 0; 0; [.P2]-AVERAGE([.P$2:.P$22]))" office:value-type="time" office:time-value="-PT00H04M08.333333S" calcext:value-type="time">
            <text:p>-04:08</text:p>
          </table:table-cell>
          <table:table-cell table:formula="of:=IF([.Q2] = 0; 0; [.Q2]-AVERAGE([.Q$2:.Q$22]))" office:value-type="time" office:time-value="-PT00H01M40.714286S" calcext:value-type="time">
            <text:p>-01:40</text:p>
          </table:table-cell>
          <table:table-cell table:formula="of:=IF([.R2] = 0; 0; [.R2]-AVERAGEIF([.R$2:.R$24]; &quot;&lt;&gt; 0&quot;))" office:value-type="time" office:time-value="-PT00H01M22.782608696S" calcext:value-type="time">
            <text:p>-01:22</text:p>
          </table:table-cell>
          <table:table-cell table:formula="of:=IF([.S2] = 0; 0; [.S2]-AVERAGEIF([.S$2:.S$24]; &quot;&lt;&gt; 0&quot;))" office:value-type="time" office:time-value="-PT00H04M33.826086957S" calcext:value-type="time">
            <text:p>-04:33</text:p>
          </table:table-cell>
          <table:table-cell table:formula="of:=IF([.T2] = 0; 0; [.T2]-AVERAGEIF([.T$2:.T$24]; &quot;&lt;&gt; 0&quot;))" office:value-type="time" office:time-value="PT00H00M46.52173913S" calcext:value-type="time">
            <text:p>00:46</text:p>
          </table:table-cell>
          <table:table-cell table:formula="of:=IF([.U2] = 0; 0; [.U2]-AVERAGEIF([.U$2:.U$24]; &quot;&lt;&gt; 0&quot;))" office:value-type="time" office:time-value="-PT00H02M24.782608696S" calcext:value-type="time">
            <text:p>-02:24</text:p>
          </table:table-cell>
          <table:table-cell table:formula="of:=IF([.V2] = 0; 0; [.V2]-AVERAGEIF([.V$2:.V$24]; &quot;&lt;&gt; 0&quot;))" office:value-type="time" office:time-value="-PT00H04M30.217391304S" calcext:value-type="time">
            <text:p>-04:30</text:p>
          </table:table-cell>
          <table:table-cell table:formula="of:=IF([.W2] = 0; 0; [.W2]-AVERAGEIF([.W$2:.W$24]; &quot;&lt;&gt; 0&quot;))" office:value-type="time" office:time-value="-PT00H01M06.086956522S" calcext:value-type="time">
            <text:p>-01:06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ta 4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39S" calcext:value-type="time">
            <text:p>15:00:39</text:p>
          </table:table-cell>
          <table:table-cell office:value-type="time" office:time-value="PT15H05M55S" calcext:value-type="time">
            <text:p>15:05:55</text:p>
          </table:table-cell>
          <table:table-cell office:value-type="time" office:time-value="PT15H18M27S" calcext:value-type="time">
            <text:p>15:18:27</text:p>
          </table:table-cell>
          <table:table-cell office:value-type="time" office:time-value="PT15H28M34S" calcext:value-type="time">
            <text:p>15:28:34</text:p>
          </table:table-cell>
          <table:table-cell office:value-type="time" office:time-value="PT15H38M53S" calcext:value-type="time">
            <text:p>15:38:53</text:p>
          </table:table-cell>
          <table:table-cell office:value-type="time" office:time-value="PT15H48M11S" calcext:value-type="time">
            <text:p>15:48:11</text:p>
          </table:table-cell>
          <table:table-cell office:value-type="time" office:time-value="PT15H59M08S" calcext:value-type="time">
            <text:p>15:59:08</text:p>
          </table:table-cell>
          <table:table-cell office:value-type="time" office:time-value="PT16H12M28S" calcext:value-type="time">
            <text:p>16:12:28</text:p>
          </table:table-cell>
          <table:table-cell office:value-type="time" office:time-value="PT16H15M59S" calcext:value-type="time">
            <text:p>16:15:59</text:p>
          </table:table-cell>
          <table:table-cell/>
          <table:table-cell table:formula="of:=IF([.E3]=0;0;[.E3]-[.D3])" office:value-type="time" office:time-value="PT00H00M39S" calcext:value-type="time">
            <text:p>00:39</text:p>
          </table:table-cell>
          <table:table-cell table:formula="of:=IF([.F3]=0;0;[.F3]-[.E3])" office:value-type="time" office:time-value="PT00H05M16S" calcext:value-type="time">
            <text:p>05:16</text:p>
          </table:table-cell>
          <table:table-cell table:formula="of:=IF([.G3]=0;0;[.G3]-[.F3])" office:value-type="time" office:time-value="PT00H12M32S" calcext:value-type="time">
            <text:p>12:32</text:p>
          </table:table-cell>
          <table:table-cell table:formula="of:=IF([.H3]=0;0;[.H3]-[.G3])" office:value-type="time" office:time-value="PT00H10M07S" calcext:value-type="time">
            <text:p>10:07</text:p>
          </table:table-cell>
          <table:table-cell table:formula="of:=IF([.I3]=0;0;[.I3]-[.H3])" office:value-type="time" office:time-value="PT00H10M19S" calcext:value-type="time">
            <text:p>10:19</text:p>
          </table:table-cell>
          <table:table-cell table:formula="of:=IF([.J3]=0;0;[.J3]-[.I3])" office:value-type="time" office:time-value="PT00H09M18S" calcext:value-type="time">
            <text:p>09:18</text:p>
          </table:table-cell>
          <table:table-cell table:formula="of:=IF([.K3]=0;0;[.K3]-[.J3])" office:value-type="time" office:time-value="PT00H10M57S" calcext:value-type="time">
            <text:p>10:57</text:p>
          </table:table-cell>
          <table:table-cell table:formula="of:=IF([.L3]=0;0;[.L3]-[.K3])" office:value-type="time" office:time-value="PT00H13M20S" calcext:value-type="time">
            <text:p>13:20</text:p>
          </table:table-cell>
          <table:table-cell table:formula="of:=IF([.M3]=0;0;[.M3]-[.L3])" office:value-type="time" office:time-value="PT00H03M31S" calcext:value-type="time">
            <text:p>03:31</text:p>
          </table:table-cell>
          <table:table-cell/>
          <table:table-cell table:formula="of:=IF([.O3] = 0; 0; [.O3]-AVERAGE([.O$2:.O$22]))" office:value-type="time" office:time-value="-PT00H00M22.761905S" calcext:value-type="time">
            <text:p>-00:22</text:p>
          </table:table-cell>
          <table:table-cell table:formula="of:=IF([.P3] = 0; 0; [.P3]-AVERAGE([.P$2:.P$22]))" office:value-type="time" office:time-value="-PT00H03M24.333333S" calcext:value-type="time">
            <text:p>-03:24</text:p>
          </table:table-cell>
          <table:table-cell table:formula="of:=IF([.Q3] = 0; 0; [.Q3]-AVERAGE([.Q$2:.Q$22]))" office:value-type="time" office:time-value="-PT00H01M02.714286S" calcext:value-type="time">
            <text:p>-01:02</text:p>
          </table:table-cell>
          <table:table-cell table:formula="of:=IF([.R3] = 0; 0; [.R3]-AVERAGEIF([.R$2:.R$24]; &quot;&lt;&gt; 0&quot;))" office:value-type="time" office:time-value="-PT00H01M24.782608696S" calcext:value-type="time">
            <text:p>-01:24</text:p>
          </table:table-cell>
          <table:table-cell table:formula="of:=IF([.S3] = 0; 0; [.S3]-AVERAGEIF([.S$2:.S$24]; &quot;&lt;&gt; 0&quot;))" office:value-type="time" office:time-value="-PT00H04M30.826086957S" calcext:value-type="time">
            <text:p>-04:30</text:p>
          </table:table-cell>
          <table:table-cell table:formula="of:=IF([.T3] = 0; 0; [.T3]-AVERAGEIF([.T$2:.T$24]; &quot;&lt;&gt; 0&quot;))" office:value-type="time" office:time-value="-PT00H01M22.47826087S" calcext:value-type="time">
            <text:p>-01:22</text:p>
          </table:table-cell>
          <table:table-cell table:formula="of:=IF([.U3] = 0; 0; [.U3]-AVERAGEIF([.U$2:.U$24]; &quot;&lt;&gt; 0&quot;))" office:value-type="time" office:time-value="-PT00H02M11.782608696S" calcext:value-type="time">
            <text:p>-02:11</text:p>
          </table:table-cell>
          <table:table-cell table:formula="of:=IF([.V3] = 0; 0; [.V3]-AVERAGEIF([.V$2:.V$24]; &quot;&lt;&gt; 0&quot;))" office:value-type="time" office:time-value="-PT00H03M30.217391304S" calcext:value-type="time">
            <text:p>-03:30</text:p>
          </table:table-cell>
          <table:table-cell table:formula="of:=IF([.W3] = 0; 0; [.W3]-AVERAGEIF([.W$2:.W$24]; &quot;&lt;&gt; 0&quot;))" office:value-type="time" office:time-value="-PT00H00M32.086956522S" calcext:value-type="time">
            <text:p>-00:3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eolite GT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3S" calcext:value-type="time">
            <text:p>15:00:43</text:p>
          </table:table-cell>
          <table:table-cell office:value-type="time" office:time-value="PT15H06M39S" calcext:value-type="time">
            <text:p>15:06:39</text:p>
          </table:table-cell>
          <table:table-cell office:value-type="time" office:time-value="PT15H18M20S" calcext:value-type="time">
            <text:p>15:18:20</text:p>
          </table:table-cell>
          <table:table-cell office:value-type="time" office:time-value="PT15H28M15S" calcext:value-type="time">
            <text:p>15:28:15</text:p>
          </table:table-cell>
          <table:table-cell office:value-type="time" office:time-value="PT15H38M37S" calcext:value-type="time">
            <text:p>15:38:37</text:p>
          </table:table-cell>
          <table:table-cell office:value-type="time" office:time-value="PT15H47M47S" calcext:value-type="time">
            <text:p>15:47:47</text:p>
          </table:table-cell>
          <table:table-cell office:value-type="time" office:time-value="PT16H00M20S" calcext:value-type="time">
            <text:p>16:00:20</text:p>
          </table:table-cell>
          <table:table-cell office:value-type="time" office:time-value="PT16H12M47S" calcext:value-type="time">
            <text:p>16:12:47</text:p>
          </table:table-cell>
          <table:table-cell office:value-type="time" office:time-value="PT16H16M07S" calcext:value-type="time">
            <text:p>16:16:07</text:p>
          </table:table-cell>
          <table:table-cell/>
          <table:table-cell table:formula="of:=IF([.E4]=0;0;[.E4]-[.D4])" office:value-type="time" office:time-value="PT00H00M43S" calcext:value-type="time">
            <text:p>00:43</text:p>
          </table:table-cell>
          <table:table-cell table:formula="of:=IF([.F4]=0;0;[.F4]-[.E4])" office:value-type="time" office:time-value="PT00H05M56S" calcext:value-type="time">
            <text:p>05:56</text:p>
          </table:table-cell>
          <table:table-cell table:formula="of:=IF([.G4]=0;0;[.G4]-[.F4])" office:value-type="time" office:time-value="PT00H11M41S" calcext:value-type="time">
            <text:p>11:41</text:p>
          </table:table-cell>
          <table:table-cell table:formula="of:=IF([.H4]=0;0;[.H4]-[.G4])" office:value-type="time" office:time-value="PT00H09M55S" calcext:value-type="time">
            <text:p>09:55</text:p>
          </table:table-cell>
          <table:table-cell table:formula="of:=IF([.I4]=0;0;[.I4]-[.H4])" office:value-type="time" office:time-value="PT00H10M22S" calcext:value-type="time">
            <text:p>10:22</text:p>
          </table:table-cell>
          <table:table-cell table:formula="of:=IF([.J4]=0;0;[.J4]-[.I4])" office:value-type="time" office:time-value="PT00H09M10S" calcext:value-type="time">
            <text:p>09:10</text:p>
          </table:table-cell>
          <table:table-cell table:formula="of:=IF([.K4]=0;0;[.K4]-[.J4])" office:value-type="time" office:time-value="PT00H12M33S" calcext:value-type="time">
            <text:p>12:33</text:p>
          </table:table-cell>
          <table:table-cell table:formula="of:=IF([.L4]=0;0;[.L4]-[.K4])" office:value-type="time" office:time-value="PT00H12M27S" calcext:value-type="time">
            <text:p>12:27</text:p>
          </table:table-cell>
          <table:table-cell table:formula="of:=IF([.M4]=0;0;[.M4]-[.L4])" office:value-type="time" office:time-value="PT00H03M20S" calcext:value-type="time">
            <text:p>03:20</text:p>
          </table:table-cell>
          <table:table-cell/>
          <table:table-cell table:formula="of:=IF([.O4] = 0; 0; [.O4]-AVERAGE([.O$2:.O$22]))" office:value-type="time" office:time-value="-PT00H00M18.761905S" calcext:value-type="time">
            <text:p>-00:18</text:p>
          </table:table-cell>
          <table:table-cell table:formula="of:=IF([.P4] = 0; 0; [.P4]-AVERAGE([.P$2:.P$22]))" office:value-type="time" office:time-value="-PT00H02M44.333333S" calcext:value-type="time">
            <text:p>-02:44</text:p>
          </table:table-cell>
          <table:table-cell table:formula="of:=IF([.Q4] = 0; 0; [.Q4]-AVERAGE([.Q$2:.Q$22]))" office:value-type="time" office:time-value="-PT00H01M53.714286S" calcext:value-type="time">
            <text:p>-01:53</text:p>
          </table:table-cell>
          <table:table-cell table:formula="of:=IF([.R4] = 0; 0; [.R4]-AVERAGEIF([.R$2:.R$24]; &quot;&lt;&gt; 0&quot;))" office:value-type="time" office:time-value="-PT00H01M36.782608696S" calcext:value-type="time">
            <text:p>-01:36</text:p>
          </table:table-cell>
          <table:table-cell table:formula="of:=IF([.S4] = 0; 0; [.S4]-AVERAGEIF([.S$2:.S$24]; &quot;&lt;&gt; 0&quot;))" office:value-type="time" office:time-value="-PT00H04M27.826086957S" calcext:value-type="time">
            <text:p>-04:27</text:p>
          </table:table-cell>
          <table:table-cell table:formula="of:=IF([.T4] = 0; 0; [.T4]-AVERAGEIF([.T$2:.T$24]; &quot;&lt;&gt; 0&quot;))" office:value-type="time" office:time-value="-PT00H01M30.47826087S" calcext:value-type="time">
            <text:p>-01:30</text:p>
          </table:table-cell>
          <table:table-cell table:formula="of:=IF([.U4] = 0; 0; [.U4]-AVERAGEIF([.U$2:.U$24]; &quot;&lt;&gt; 0&quot;))" office:value-type="time" office:time-value="-PT00H00M35.782608696S" calcext:value-type="time">
            <text:p>-00:35</text:p>
          </table:table-cell>
          <table:table-cell table:formula="of:=IF([.V4] = 0; 0; [.V4]-AVERAGEIF([.V$2:.V$24]; &quot;&lt;&gt; 0&quot;))" office:value-type="time" office:time-value="-PT00H04M23.217391304S" calcext:value-type="time">
            <text:p>-04:23</text:p>
          </table:table-cell>
          <table:table-cell table:formula="of:=IF([.W4] = 0; 0; [.W4]-AVERAGEIF([.W$2:.W$24]; &quot;&lt;&gt; 0&quot;))" office:value-type="time" office:time-value="-PT00H00M43.086956522S" calcext:value-type="time">
            <text:p>-00:4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lta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16S" calcext:value-type="time">
            <text:p>15:00:16</text:p>
          </table:table-cell>
          <table:table-cell office:value-type="time" office:time-value="PT15H06M31S" calcext:value-type="time">
            <text:p>15:06:31</text:p>
          </table:table-cell>
          <table:table-cell office:value-type="time" office:time-value="PT15H18M24S" calcext:value-type="time">
            <text:p>15:18:24</text:p>
          </table:table-cell>
          <table:table-cell office:value-type="time" office:time-value="PT15H28M14S" calcext:value-type="time">
            <text:p>15:28:14</text:p>
          </table:table-cell>
          <table:table-cell office:value-type="time" office:time-value="PT15H39M12S" calcext:value-type="time">
            <text:p>15:39:12</text:p>
          </table:table-cell>
          <table:table-cell office:value-type="time" office:time-value="PT15H49M43S" calcext:value-type="time">
            <text:p>15:49:43</text:p>
          </table:table-cell>
          <table:table-cell office:value-type="time" office:time-value="PT15H59M25S" calcext:value-type="time">
            <text:p>15:59:25</text:p>
          </table:table-cell>
          <table:table-cell office:value-type="time" office:time-value="PT16H13M14S" calcext:value-type="time">
            <text:p>16:13:14</text:p>
          </table:table-cell>
          <table:table-cell office:value-type="time" office:time-value="PT16H17M00S" calcext:value-type="time">
            <text:p>16:17:00</text:p>
          </table:table-cell>
          <table:table-cell/>
          <table:table-cell table:formula="of:=IF([.E5]=0;0;[.E5]-[.D5])" office:value-type="time" office:time-value="PT00H00M16S" calcext:value-type="time">
            <text:p>00:16</text:p>
          </table:table-cell>
          <table:table-cell table:formula="of:=IF([.F5]=0;0;[.F5]-[.E5])" office:value-type="time" office:time-value="PT00H06M15S" calcext:value-type="time">
            <text:p>06:15</text:p>
          </table:table-cell>
          <table:table-cell table:formula="of:=IF([.G5]=0;0;[.G5]-[.F5])" office:value-type="time" office:time-value="PT00H11M53S" calcext:value-type="time">
            <text:p>11:53</text:p>
          </table:table-cell>
          <table:table-cell table:formula="of:=IF([.H5]=0;0;[.H5]-[.G5])" office:value-type="time" office:time-value="PT00H09M50S" calcext:value-type="time">
            <text:p>09:50</text:p>
          </table:table-cell>
          <table:table-cell table:formula="of:=IF([.I5]=0;0;[.I5]-[.H5])" office:value-type="time" office:time-value="PT00H10M58S" calcext:value-type="time">
            <text:p>10:58</text:p>
          </table:table-cell>
          <table:table-cell table:formula="of:=IF([.J5]=0;0;[.J5]-[.I5])" office:value-type="time" office:time-value="PT00H10M31S" calcext:value-type="time">
            <text:p>10:31</text:p>
          </table:table-cell>
          <table:table-cell table:formula="of:=IF([.K5]=0;0;[.K5]-[.J5])" office:value-type="time" office:time-value="PT00H09M42S" calcext:value-type="time">
            <text:p>09:42</text:p>
          </table:table-cell>
          <table:table-cell table:formula="of:=IF([.L5]=0;0;[.L5]-[.K5])" office:value-type="time" office:time-value="PT00H13M49S" calcext:value-type="time">
            <text:p>13:49</text:p>
          </table:table-cell>
          <table:table-cell table:formula="of:=IF([.M5]=0;0;[.M5]-[.L5])" office:value-type="time" office:time-value="PT00H03M46S" calcext:value-type="time">
            <text:p>03:46</text:p>
          </table:table-cell>
          <table:table-cell/>
          <table:table-cell table:formula="of:=IF([.O5] = 0; 0; [.O5]-AVERAGE([.O$2:.O$22]))" office:value-type="time" office:time-value="-PT00H00M45.761905S" calcext:value-type="time">
            <text:p>-00:45</text:p>
          </table:table-cell>
          <table:table-cell table:formula="of:=IF([.P5] = 0; 0; [.P5]-AVERAGE([.P$2:.P$22]))" office:value-type="time" office:time-value="-PT00H02M25.333333S" calcext:value-type="time">
            <text:p>-02:25</text:p>
          </table:table-cell>
          <table:table-cell table:formula="of:=IF([.Q5] = 0; 0; [.Q5]-AVERAGE([.Q$2:.Q$22]))" office:value-type="time" office:time-value="-PT00H01M41.714286S" calcext:value-type="time">
            <text:p>-01:41</text:p>
          </table:table-cell>
          <table:table-cell table:formula="of:=IF([.R5] = 0; 0; [.R5]-AVERAGEIF([.R$2:.R$24]; &quot;&lt;&gt; 0&quot;))" office:value-type="time" office:time-value="-PT00H01M41.782608696S" calcext:value-type="time">
            <text:p>-01:41</text:p>
          </table:table-cell>
          <table:table-cell table:formula="of:=IF([.S5] = 0; 0; [.S5]-AVERAGEIF([.S$2:.S$24]; &quot;&lt;&gt; 0&quot;))" office:value-type="time" office:time-value="-PT00H03M51.826086957S" calcext:value-type="time">
            <text:p>-03:51</text:p>
          </table:table-cell>
          <table:table-cell table:formula="of:=IF([.T5] = 0; 0; [.T5]-AVERAGEIF([.T$2:.T$24]; &quot;&lt;&gt; 0&quot;))" office:value-type="time" office:time-value="-PT00H00M09.47826087S" calcext:value-type="time">
            <text:p>-00:09</text:p>
          </table:table-cell>
          <table:table-cell table:formula="of:=IF([.U5] = 0; 0; [.U5]-AVERAGEIF([.U$2:.U$24]; &quot;&lt;&gt; 0&quot;))" office:value-type="time" office:time-value="-PT00H03M26.782608696S" calcext:value-type="time">
            <text:p>-03:26</text:p>
          </table:table-cell>
          <table:table-cell table:formula="of:=IF([.V5] = 0; 0; [.V5]-AVERAGEIF([.V$2:.V$24]; &quot;&lt;&gt; 0&quot;))" office:value-type="time" office:time-value="-PT00H03M01.217391304S" calcext:value-type="time">
            <text:p>-03:01</text:p>
          </table:table-cell>
          <table:table-cell table:formula="of:=IF([.W5] = 0; 0; [.W5]-AVERAGEIF([.W$2:.W$2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5S" calcext:value-type="time">
            <text:p>15:00:45</text:p>
          </table:table-cell>
          <table:table-cell office:value-type="time" office:time-value="PT15H06M35S" calcext:value-type="time">
            <text:p>15:06:35</text:p>
          </table:table-cell>
          <table:table-cell office:value-type="time" office:time-value="PT15H18M25S" calcext:value-type="time">
            <text:p>15:18:25</text:p>
          </table:table-cell>
          <table:table-cell office:value-type="time" office:time-value="PT15H28M19S" calcext:value-type="time">
            <text:p>15:28:19</text:p>
          </table:table-cell>
          <table:table-cell office:value-type="time" office:time-value="PT15H39M11S" calcext:value-type="time">
            <text:p>15:39:11</text:p>
          </table:table-cell>
          <table:table-cell office:value-type="time" office:time-value="PT15H48M51S" calcext:value-type="time">
            <text:p>15:48:51</text:p>
          </table:table-cell>
          <table:table-cell office:value-type="time" office:time-value="PT15H59M17S" calcext:value-type="time">
            <text:p>15:59:17</text:p>
          </table:table-cell>
          <table:table-cell office:value-type="time" office:time-value="PT16H13M23S" calcext:value-type="time">
            <text:p>16:13:23</text:p>
          </table:table-cell>
          <table:table-cell office:value-type="time" office:time-value="PT16H17M08S" calcext:value-type="time">
            <text:p>16:17:08</text:p>
          </table:table-cell>
          <table:table-cell/>
          <table:table-cell table:formula="of:=IF([.E6]=0;0;[.E6]-[.D6])" office:value-type="time" office:time-value="PT00H00M45S" calcext:value-type="time">
            <text:p>00:45</text:p>
          </table:table-cell>
          <table:table-cell table:formula="of:=IF([.F6]=0;0;[.F6]-[.E6])" office:value-type="time" office:time-value="PT00H05M50S" calcext:value-type="time">
            <text:p>05:50</text:p>
          </table:table-cell>
          <table:table-cell table:formula="of:=IF([.G6]=0;0;[.G6]-[.F6])" office:value-type="time" office:time-value="PT00H11M50S" calcext:value-type="time">
            <text:p>11:50</text:p>
          </table:table-cell>
          <table:table-cell table:formula="of:=IF([.H6]=0;0;[.H6]-[.G6])" office:value-type="time" office:time-value="PT00H09M54S" calcext:value-type="time">
            <text:p>09:54</text:p>
          </table:table-cell>
          <table:table-cell table:formula="of:=IF([.I6]=0;0;[.I6]-[.H6])" office:value-type="time" office:time-value="PT00H10M52S" calcext:value-type="time">
            <text:p>10:52</text:p>
          </table:table-cell>
          <table:table-cell table:formula="of:=IF([.J6]=0;0;[.J6]-[.I6])" office:value-type="time" office:time-value="PT00H09M40S" calcext:value-type="time">
            <text:p>09:40</text:p>
          </table:table-cell>
          <table:table-cell table:formula="of:=IF([.K6]=0;0;[.K6]-[.J6])" office:value-type="time" office:time-value="PT00H10M26S" calcext:value-type="time">
            <text:p>10:26</text:p>
          </table:table-cell>
          <table:table-cell table:formula="of:=IF([.L6]=0;0;[.L6]-[.K6])" office:value-type="time" office:time-value="PT00H14M06S" calcext:value-type="time">
            <text:p>14:06</text:p>
          </table:table-cell>
          <table:table-cell table:formula="of:=IF([.M6]=0;0;[.M6]-[.L6])" office:value-type="time" office:time-value="PT00H03M45S" calcext:value-type="time">
            <text:p>03:45</text:p>
          </table:table-cell>
          <table:table-cell/>
          <table:table-cell table:formula="of:=IF([.O6] = 0; 0; [.O6]-AVERAGE([.O$2:.O$22]))" office:value-type="time" office:time-value="-PT00H00M16.761905S" calcext:value-type="time">
            <text:p>-00:16</text:p>
          </table:table-cell>
          <table:table-cell table:formula="of:=IF([.P6] = 0; 0; [.P6]-AVERAGE([.P$2:.P$22]))" office:value-type="time" office:time-value="-PT00H02M50.333333S" calcext:value-type="time">
            <text:p>-02:50</text:p>
          </table:table-cell>
          <table:table-cell table:formula="of:=IF([.Q6] = 0; 0; [.Q6]-AVERAGE([.Q$2:.Q$22]))" office:value-type="time" office:time-value="-PT00H01M44.714286S" calcext:value-type="time">
            <text:p>-01:44</text:p>
          </table:table-cell>
          <table:table-cell table:formula="of:=IF([.R6] = 0; 0; [.R6]-AVERAGEIF([.R$2:.R$24]; &quot;&lt;&gt; 0&quot;))" office:value-type="time" office:time-value="-PT00H01M37.782608696S" calcext:value-type="time">
            <text:p>-01:37</text:p>
          </table:table-cell>
          <table:table-cell table:formula="of:=IF([.S6] = 0; 0; [.S6]-AVERAGEIF([.S$2:.S$24]; &quot;&lt;&gt; 0&quot;))" office:value-type="time" office:time-value="-PT00H03M57.826086957S" calcext:value-type="time">
            <text:p>-03:57</text:p>
          </table:table-cell>
          <table:table-cell table:formula="of:=IF([.T6] = 0; 0; [.T6]-AVERAGEIF([.T$2:.T$24]; &quot;&lt;&gt; 0&quot;))" office:value-type="time" office:time-value="-PT00H01M00.47826087S" calcext:value-type="time">
            <text:p>-01:00</text:p>
          </table:table-cell>
          <table:table-cell table:formula="of:=IF([.U6] = 0; 0; [.U6]-AVERAGEIF([.U$2:.U$24]; &quot;&lt;&gt; 0&quot;))" office:value-type="time" office:time-value="-PT00H02M42.782608696S" calcext:value-type="time">
            <text:p>-02:42</text:p>
          </table:table-cell>
          <table:table-cell table:formula="of:=IF([.V6] = 0; 0; [.V6]-AVERAGEIF([.V$2:.V$24]; &quot;&lt;&gt; 0&quot;))" office:value-type="time" office:time-value="-PT00H02M44.217391304S" calcext:value-type="time">
            <text:p>-02:44</text:p>
          </table:table-cell>
          <table:table-cell table:formula="of:=IF([.W6] = 0; 0; [.W6]-AVERAGEIF([.W$2:.W$24]; &quot;&lt;&gt; 0&quot;))" office:value-type="time" office:time-value="-PT00H00M18.086956522S" calcext:value-type="time">
            <text:p>-00:18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nanz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55S" calcext:value-type="time">
            <text:p>15:00:55</text:p>
          </table:table-cell>
          <table:table-cell office:value-type="time" office:time-value="PT15H06M41S" calcext:value-type="time">
            <text:p>15:06:41</text:p>
          </table:table-cell>
          <table:table-cell office:value-type="time" office:time-value="PT15H18M32S" calcext:value-type="time">
            <text:p>15:18:32</text:p>
          </table:table-cell>
          <table:table-cell office:value-type="time" office:time-value="PT15H28M34S" calcext:value-type="time">
            <text:p>15:28:34</text:p>
          </table:table-cell>
          <table:table-cell office:value-type="time" office:time-value="PT15H39M11S" calcext:value-type="time">
            <text:p>15:39:11</text:p>
          </table:table-cell>
          <table:table-cell office:value-type="time" office:time-value="PT15H48M47S" calcext:value-type="time">
            <text:p>15:48:47</text:p>
          </table:table-cell>
          <table:table-cell office:value-type="time" office:time-value="PT15H59M52S" calcext:value-type="time">
            <text:p>15:59:52</text:p>
          </table:table-cell>
          <table:table-cell office:value-type="time" office:time-value="PT16H13M50S" calcext:value-type="time">
            <text:p>16:13:50</text:p>
          </table:table-cell>
          <table:table-cell office:value-type="time" office:time-value="PT16H17M14S" calcext:value-type="time">
            <text:p>16:17:14</text:p>
          </table:table-cell>
          <table:table-cell/>
          <table:table-cell table:formula="of:=IF([.E7]=0;0;[.E7]-[.D7])" office:value-type="time" office:time-value="PT00H00M55S" calcext:value-type="time">
            <text:p>00:55</text:p>
          </table:table-cell>
          <table:table-cell table:formula="of:=IF([.F7]=0;0;[.F7]-[.E7])" office:value-type="time" office:time-value="PT00H05M46S" calcext:value-type="time">
            <text:p>05:46</text:p>
          </table:table-cell>
          <table:table-cell table:formula="of:=IF([.G7]=0;0;[.G7]-[.F7])" office:value-type="time" office:time-value="PT00H11M51S" calcext:value-type="time">
            <text:p>11:51</text:p>
          </table:table-cell>
          <table:table-cell table:formula="of:=IF([.H7]=0;0;[.H7]-[.G7])" office:value-type="time" office:time-value="PT00H10M02S" calcext:value-type="time">
            <text:p>10:02</text:p>
          </table:table-cell>
          <table:table-cell table:formula="of:=IF([.I7]=0;0;[.I7]-[.H7])" office:value-type="time" office:time-value="PT00H10M37S" calcext:value-type="time">
            <text:p>10:37</text:p>
          </table:table-cell>
          <table:table-cell table:formula="of:=IF([.J7]=0;0;[.J7]-[.I7])" office:value-type="time" office:time-value="PT00H09M36S" calcext:value-type="time">
            <text:p>09:36</text:p>
          </table:table-cell>
          <table:table-cell table:formula="of:=IF([.K7]=0;0;[.K7]-[.J7])" office:value-type="time" office:time-value="PT00H11M05S" calcext:value-type="time">
            <text:p>11:05</text:p>
          </table:table-cell>
          <table:table-cell table:formula="of:=IF([.L7]=0;0;[.L7]-[.K7])" office:value-type="time" office:time-value="PT00H13M58S" calcext:value-type="time">
            <text:p>13:58</text:p>
          </table:table-cell>
          <table:table-cell table:formula="of:=IF([.M7]=0;0;[.M7]-[.L7])" office:value-type="time" office:time-value="PT00H03M24S" calcext:value-type="time">
            <text:p>03:24</text:p>
          </table:table-cell>
          <table:table-cell table:style-name="ce1"/>
          <table:table-cell table:formula="of:=IF([.O7] = 0; 0; [.O7]-AVERAGE([.O$2:.O$22]))" office:value-type="time" office:time-value="-PT00H00M06.761905S" calcext:value-type="time">
            <text:p>-00:06</text:p>
          </table:table-cell>
          <table:table-cell table:formula="of:=IF([.P7] = 0; 0; [.P7]-AVERAGE([.P$2:.P$22]))" office:value-type="time" office:time-value="-PT00H02M54.333333S" calcext:value-type="time">
            <text:p>-02:54</text:p>
          </table:table-cell>
          <table:table-cell table:formula="of:=IF([.Q7] = 0; 0; [.Q7]-AVERAGE([.Q$2:.Q$22]))" office:value-type="time" office:time-value="-PT00H01M43.714286S" calcext:value-type="time">
            <text:p>-01:43</text:p>
          </table:table-cell>
          <table:table-cell table:formula="of:=IF([.R7] = 0; 0; [.R7]-AVERAGEIF([.R$2:.R$24]; &quot;&lt;&gt; 0&quot;))" office:value-type="time" office:time-value="-PT00H01M29.782608696S" calcext:value-type="time">
            <text:p>-01:29</text:p>
          </table:table-cell>
          <table:table-cell table:formula="of:=IF([.S7] = 0; 0; [.S7]-AVERAGEIF([.S$2:.S$24]; &quot;&lt;&gt; 0&quot;))" office:value-type="time" office:time-value="-PT00H04M12.826086957S" calcext:value-type="time">
            <text:p>-04:12</text:p>
          </table:table-cell>
          <table:table-cell table:formula="of:=IF([.T7] = 0; 0; [.T7]-AVERAGEIF([.T$2:.T$24]; &quot;&lt;&gt; 0&quot;))" office:value-type="time" office:time-value="-PT00H01M04.47826087S" calcext:value-type="time">
            <text:p>-01:04</text:p>
          </table:table-cell>
          <table:table-cell table:formula="of:=IF([.U7] = 0; 0; [.U7]-AVERAGEIF([.U$2:.U$24]; &quot;&lt;&gt; 0&quot;))" office:value-type="time" office:time-value="-PT00H02M03.782608696S" calcext:value-type="time">
            <text:p>-02:03</text:p>
          </table:table-cell>
          <table:table-cell table:formula="of:=IF([.V7] = 0; 0; [.V7]-AVERAGEIF([.V$2:.V$24]; &quot;&lt;&gt; 0&quot;))" office:value-type="time" office:time-value="-PT00H02M52.217391304S" calcext:value-type="time">
            <text:p>-02:52</text:p>
          </table:table-cell>
          <table:table-cell table:formula="of:=IF([.W7] = 0; 0; [.W7]-AVERAGEIF([.W$2:.W$24]; &quot;&lt;&gt; 0&quot;))" office:value-type="time" office:time-value="-PT00H00M39.086956522S" calcext:value-type="time">
            <text:p>-00:39</text:p>
          </table:table-cell>
          <table:table-cell table:number-columns-repeated="3"/>
          <table:table-cell table:style-name="ce1"/>
          <table:table-cell table:number-columns-repeated="9"/>
          <table:table-cell table:style-name="ce1"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tik 6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18S" calcext:value-type="time">
            <text:p>15:00:18</text:p>
          </table:table-cell>
          <table:table-cell office:value-type="time" office:time-value="PT15H07M05S" calcext:value-type="time">
            <text:p>15:07:05</text:p>
          </table:table-cell>
          <table:table-cell office:value-type="time" office:time-value="PT15H18M37S" calcext:value-type="time">
            <text:p>15:18:37</text:p>
          </table:table-cell>
          <table:table-cell office:value-type="time" office:time-value="PT15H27M50S" calcext:value-type="time">
            <text:p>15:27:50</text:p>
          </table:table-cell>
          <table:table-cell office:value-type="time" office:time-value="PT15H38M19S" calcext:value-type="time">
            <text:p>15:38:19</text:p>
          </table:table-cell>
          <table:table-cell office:value-type="time" office:time-value="PT15H48M16S" calcext:value-type="time">
            <text:p>15:48:16</text:p>
          </table:table-cell>
          <table:table-cell office:value-type="time" office:time-value="PT16H01M45S" calcext:value-type="time">
            <text:p>16:01:45</text:p>
          </table:table-cell>
          <table:table-cell office:value-type="time" office:time-value="PT16H14M32S" calcext:value-type="time">
            <text:p>16:14:32</text:p>
          </table:table-cell>
          <table:table-cell office:value-type="time" office:time-value="PT16H18M18S" calcext:value-type="time">
            <text:p>16:18:18</text:p>
          </table:table-cell>
          <table:table-cell/>
          <table:table-cell table:formula="of:=IF([.E8]=0;0;[.E8]-[.D8])" office:value-type="time" office:time-value="PT00H00M18S" calcext:value-type="time">
            <text:p>00:18</text:p>
          </table:table-cell>
          <table:table-cell table:formula="of:=IF([.F8]=0;0;[.F8]-[.E8])" office:value-type="time" office:time-value="PT00H06M47S" calcext:value-type="time">
            <text:p>06:47</text:p>
          </table:table-cell>
          <table:table-cell table:formula="of:=IF([.G8]=0;0;[.G8]-[.F8])" office:value-type="time" office:time-value="PT00H11M32S" calcext:value-type="time">
            <text:p>11:32</text:p>
          </table:table-cell>
          <table:table-cell table:formula="of:=IF([.H8]=0;0;[.H8]-[.G8])" office:value-type="time" office:time-value="PT00H09M13S" calcext:value-type="time">
            <text:p>09:13</text:p>
          </table:table-cell>
          <table:table-cell table:formula="of:=IF([.I8]=0;0;[.I8]-[.H8])" office:value-type="time" office:time-value="PT00H10M29S" calcext:value-type="time">
            <text:p>10:29</text:p>
          </table:table-cell>
          <table:table-cell table:formula="of:=IF([.J8]=0;0;[.J8]-[.I8])" office:value-type="time" office:time-value="PT00H09M57S" calcext:value-type="time">
            <text:p>09:57</text:p>
          </table:table-cell>
          <table:table-cell table:formula="of:=IF([.K8]=0;0;[.K8]-[.J8])" office:value-type="time" office:time-value="PT00H13M29S" calcext:value-type="time">
            <text:p>13:29</text:p>
          </table:table-cell>
          <table:table-cell table:formula="of:=IF([.L8]=0;0;[.L8]-[.K8])" office:value-type="time" office:time-value="PT00H12M47S" calcext:value-type="time">
            <text:p>12:47</text:p>
          </table:table-cell>
          <table:table-cell table:formula="of:=IF([.M8]=0;0;[.M8]-[.L8])" office:value-type="time" office:time-value="PT00H03M46S" calcext:value-type="time">
            <text:p>03:46</text:p>
          </table:table-cell>
          <table:table-cell/>
          <table:table-cell table:formula="of:=IF([.O8] = 0; 0; [.O8]-AVERAGE([.O$2:.O$22]))" office:value-type="time" office:time-value="-PT00H00M43.761905S" calcext:value-type="time">
            <text:p>-00:43</text:p>
          </table:table-cell>
          <table:table-cell table:formula="of:=IF([.P8] = 0; 0; [.P8]-AVERAGE([.P$2:.P$22]))" office:value-type="time" office:time-value="-PT00H01M53.333333S" calcext:value-type="time">
            <text:p>-01:53</text:p>
          </table:table-cell>
          <table:table-cell table:formula="of:=IF([.Q8] = 0; 0; [.Q8]-AVERAGE([.Q$2:.Q$22]))" office:value-type="time" office:time-value="-PT00H02M02.714286S" calcext:value-type="time">
            <text:p>-02:02</text:p>
          </table:table-cell>
          <table:table-cell table:formula="of:=IF([.R8] = 0; 0; [.R8]-AVERAGEIF([.R$2:.R$24]; &quot;&lt;&gt; 0&quot;))" office:value-type="time" office:time-value="-PT00H02M18.782608696S" calcext:value-type="time">
            <text:p>-02:18</text:p>
          </table:table-cell>
          <table:table-cell table:formula="of:=IF([.S8] = 0; 0; [.S8]-AVERAGEIF([.S$2:.S$24]; &quot;&lt;&gt; 0&quot;))" office:value-type="time" office:time-value="-PT00H04M20.826086957S" calcext:value-type="time">
            <text:p>-04:20</text:p>
          </table:table-cell>
          <table:table-cell table:formula="of:=IF([.T8] = 0; 0; [.T8]-AVERAGEIF([.T$2:.T$24]; &quot;&lt;&gt; 0&quot;))" office:value-type="time" office:time-value="-PT00H00M43.47826087S" calcext:value-type="time">
            <text:p>-00:43</text:p>
          </table:table-cell>
          <table:table-cell table:formula="of:=IF([.U8] = 0; 0; [.U8]-AVERAGEIF([.U$2:.U$24]; &quot;&lt;&gt; 0&quot;))" office:value-type="time" office:time-value="PT00H00M20.217391304S" calcext:value-type="time">
            <text:p>00:20</text:p>
          </table:table-cell>
          <table:table-cell table:formula="of:=IF([.V8] = 0; 0; [.V8]-AVERAGEIF([.V$2:.V$24]; &quot;&lt;&gt; 0&quot;))" office:value-type="time" office:time-value="-PT00H04M03.217391304S" calcext:value-type="time">
            <text:p>-04:03</text:p>
          </table:table-cell>
          <table:table-cell table:formula="of:=IF([.W8] = 0; 0; [.W8]-AVERAGEIF([.W$2:.W$2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nanz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4S" calcext:value-type="time">
            <text:p>15:01:04</text:p>
          </table:table-cell>
          <table:table-cell office:value-type="time" office:time-value="PT15H07M21S" calcext:value-type="time">
            <text:p>15:07:21</text:p>
          </table:table-cell>
          <table:table-cell office:value-type="time" office:time-value="PT15H19M02S" calcext:value-type="time">
            <text:p>15:19:02</text:p>
          </table:table-cell>
          <table:table-cell office:value-type="time" office:time-value="PT15H30M29S" calcext:value-type="time">
            <text:p>15:30:29</text:p>
          </table:table-cell>
          <table:table-cell office:value-type="time" office:time-value="PT15H42M48S" calcext:value-type="time">
            <text:p>15:42:48</text:p>
          </table:table-cell>
          <table:table-cell office:value-type="time" office:time-value="PT15H57M05S" calcext:value-type="time">
            <text:p>15:57:05</text:p>
          </table:table-cell>
          <table:table-cell office:value-type="time" office:time-value="PT16H11M29S" calcext:value-type="time">
            <text:p>16:11:29</text:p>
          </table:table-cell>
          <table:table-cell office:value-type="time" office:time-value="PT16H28M45S" calcext:value-type="time">
            <text:p>16:28:45</text:p>
          </table:table-cell>
          <table:table-cell office:value-type="time" office:time-value="PT16H32M48S" calcext:value-type="time">
            <text:p>16:32:48</text:p>
          </table:table-cell>
          <table:table-cell/>
          <table:table-cell table:formula="of:=IF([.E9]=0;0;[.E9]-[.D9])" office:value-type="time" office:time-value="PT00H01M04S" calcext:value-type="time">
            <text:p>01:04</text:p>
          </table:table-cell>
          <table:table-cell table:formula="of:=IF([.F9]=0;0;[.F9]-[.E9])" office:value-type="time" office:time-value="PT00H06M17S" calcext:value-type="time">
            <text:p>06:17</text:p>
          </table:table-cell>
          <table:table-cell table:formula="of:=IF([.G9]=0;0;[.G9]-[.F9])" office:value-type="time" office:time-value="PT00H11M41S" calcext:value-type="time">
            <text:p>11:41</text:p>
          </table:table-cell>
          <table:table-cell table:formula="of:=IF([.H9]=0;0;[.H9]-[.G9])" office:value-type="time" office:time-value="PT00H11M27S" calcext:value-type="time">
            <text:p>11:27</text:p>
          </table:table-cell>
          <table:table-cell table:formula="of:=IF([.I9]=0;0;[.I9]-[.H9])" office:value-type="time" office:time-value="PT00H12M19S" calcext:value-type="time">
            <text:p>12:19</text:p>
          </table:table-cell>
          <table:table-cell table:formula="of:=IF([.J9]=0;0;[.J9]-[.I9])" office:value-type="time" office:time-value="PT00H14M17S" calcext:value-type="time">
            <text:p>14:17</text:p>
          </table:table-cell>
          <table:table-cell table:formula="of:=IF([.K9]=0;0;[.K9]-[.J9])" office:value-type="time" office:time-value="PT00H14M24S" calcext:value-type="time">
            <text:p>14:24</text:p>
          </table:table-cell>
          <table:table-cell table:formula="of:=IF([.L9]=0;0;[.L9]-[.K9])" office:value-type="time" office:time-value="PT00H17M16S" calcext:value-type="time">
            <text:p>17:16</text:p>
          </table:table-cell>
          <table:table-cell table:formula="of:=IF([.M9]=0;0;[.M9]-[.L9])" office:value-type="time" office:time-value="PT00H04M03S" calcext:value-type="time">
            <text:p>04:03</text:p>
          </table:table-cell>
          <table:table-cell/>
          <table:table-cell table:formula="of:=IF([.O9] = 0; 0; [.O9]-AVERAGE([.O$2:.O$22]))" office:value-type="time" office:time-value="PT00H00M02.238095S" calcext:value-type="time">
            <text:p>00:02</text:p>
          </table:table-cell>
          <table:table-cell table:formula="of:=IF([.P9] = 0; 0; [.P9]-AVERAGE([.P$2:.P$22]))" office:value-type="time" office:time-value="-PT00H02M23.333333S" calcext:value-type="time">
            <text:p>-02:23</text:p>
          </table:table-cell>
          <table:table-cell table:formula="of:=IF([.Q9] = 0; 0; [.Q9]-AVERAGE([.Q$2:.Q$22]))" office:value-type="time" office:time-value="-PT00H01M53.714286S" calcext:value-type="time">
            <text:p>-01:53</text:p>
          </table:table-cell>
          <table:table-cell table:formula="of:=IF([.R9] = 0; 0; [.R9]-AVERAGEIF([.R$2:.R$24]; &quot;&lt;&gt; 0&quot;))" office:value-type="time" office:time-value="-PT00H00M04.782608696S" calcext:value-type="time">
            <text:p>-00:04</text:p>
          </table:table-cell>
          <table:table-cell table:formula="of:=IF([.S9] = 0; 0; [.S9]-AVERAGEIF([.S$2:.S$24]; &quot;&lt;&gt; 0&quot;))" office:value-type="time" office:time-value="-PT00H02M30.826086957S" calcext:value-type="time">
            <text:p>-02:30</text:p>
          </table:table-cell>
          <table:table-cell table:formula="of:=IF([.T9] = 0; 0; [.T9]-AVERAGEIF([.T$2:.T$24]; &quot;&lt;&gt; 0&quot;))" office:value-type="time" office:time-value="PT00H03M36.52173913S" calcext:value-type="time">
            <text:p>03:36</text:p>
          </table:table-cell>
          <table:table-cell table:formula="of:=IF([.U9] = 0; 0; [.U9]-AVERAGEIF([.U$2:.U$24]; &quot;&lt;&gt; 0&quot;))" office:value-type="time" office:time-value="PT00H01M15.217391304S" calcext:value-type="time">
            <text:p>01:15</text:p>
          </table:table-cell>
          <table:table-cell table:formula="of:=IF([.V9] = 0; 0; [.V9]-AVERAGEIF([.V$2:.V$24]; &quot;&lt;&gt; 0&quot;))" office:value-type="time" office:time-value="PT00H00M25.782608696S" calcext:value-type="time">
            <text:p>00:25</text:p>
          </table:table-cell>
          <table:table-cell table:formula="of:=IF([.W9] = 0; 0; [.W9]-AVERAGEIF([.W$2:.W$24]; &quot;&lt;&gt; 0&quot;))" office:value-type="time" office:time-value="-PT00H00M00.086956522S" calcext:value-type="time">
            <text:p>-00:0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8S" calcext:value-type="time">
            <text:p>15:00:28</text:p>
          </table:table-cell>
          <table:table-cell office:value-type="time" office:time-value="PT15H12M33S" calcext:value-type="time">
            <text:p>15:12:33</text:p>
          </table:table-cell>
          <table:table-cell office:value-type="time" office:time-value="PT15H26M22S" calcext:value-type="time">
            <text:p>15:26:22</text:p>
          </table:table-cell>
          <table:table-cell office:value-type="time" office:time-value="PT15H38M15S" calcext:value-type="time">
            <text:p>15:38:15</text:p>
          </table:table-cell>
          <table:table-cell office:value-type="time" office:time-value="PT15H51M45S" calcext:value-type="time">
            <text:p>15:51:45</text:p>
          </table:table-cell>
          <table:table-cell office:value-type="time" office:time-value="PT16H00M18S" calcext:value-type="time">
            <text:p>16:00:18</text:p>
          </table:table-cell>
          <table:table-cell office:value-type="time" office:time-value="PT16H12M50S" calcext:value-type="time">
            <text:p>16:12:50</text:p>
          </table:table-cell>
          <table:table-cell office:value-type="time" office:time-value="PT16H29M14S" calcext:value-type="time">
            <text:p>16:29:14</text:p>
          </table:table-cell>
          <table:table-cell office:value-type="time" office:time-value="PT16H32M56S" calcext:value-type="time">
            <text:p>16:32:56</text:p>
          </table:table-cell>
          <table:table-cell/>
          <table:table-cell table:formula="of:=IF([.E10]=0;0;[.E10]-[.D10])" office:value-type="time" office:time-value="PT00H00M28S" calcext:value-type="time">
            <text:p>00:28</text:p>
          </table:table-cell>
          <table:table-cell table:formula="of:=IF([.F10]=0;0;[.F10]-[.E10])" office:value-type="time" office:time-value="PT00H12M05S" calcext:value-type="time">
            <text:p>12:05</text:p>
          </table:table-cell>
          <table:table-cell table:formula="of:=IF([.G10]=0;0;[.G10]-[.F10])" office:value-type="time" office:time-value="PT00H13M49S" calcext:value-type="time">
            <text:p>13:49</text:p>
          </table:table-cell>
          <table:table-cell table:formula="of:=IF([.H10]=0;0;[.H10]-[.G10])" office:value-type="time" office:time-value="PT00H11M53S" calcext:value-type="time">
            <text:p>11:53</text:p>
          </table:table-cell>
          <table:table-cell table:formula="of:=IF([.I10]=0;0;[.I10]-[.H10])" office:value-type="time" office:time-value="PT00H13M30S" calcext:value-type="time">
            <text:p>13:30</text:p>
          </table:table-cell>
          <table:table-cell table:formula="of:=IF([.J10]=0;0;[.J10]-[.I10])" office:value-type="time" office:time-value="PT00H08M33S" calcext:value-type="time">
            <text:p>08:33</text:p>
          </table:table-cell>
          <table:table-cell table:formula="of:=IF([.K10]=0;0;[.K10]-[.J10])" office:value-type="time" office:time-value="PT00H12M32S" calcext:value-type="time">
            <text:p>12:32</text:p>
          </table:table-cell>
          <table:table-cell table:formula="of:=IF([.L10]=0;0;[.L10]-[.K10])" office:value-type="time" office:time-value="PT00H16M24S" calcext:value-type="time">
            <text:p>16:24</text:p>
          </table:table-cell>
          <table:table-cell table:formula="of:=IF([.M10]=0;0;[.M10]-[.L10])" office:value-type="time" office:time-value="PT00H03M42S" calcext:value-type="time">
            <text:p>03:42</text:p>
          </table:table-cell>
          <table:table-cell/>
          <table:table-cell table:formula="of:=IF([.O10] = 0; 0; [.O10]-AVERAGE([.O$2:.O$22]))" office:value-type="time" office:time-value="-PT00H00M33.761905S" calcext:value-type="time">
            <text:p>-00:33</text:p>
          </table:table-cell>
          <table:table-cell table:formula="of:=IF([.P10] = 0; 0; [.P10]-AVERAGE([.P$2:.P$22]))" office:value-type="time" office:time-value="PT00H03M24.666667S" calcext:value-type="time">
            <text:p>03:24</text:p>
          </table:table-cell>
          <table:table-cell table:formula="of:=IF([.Q10] = 0; 0; [.Q10]-AVERAGE([.Q$2:.Q$22]))" office:value-type="time" office:time-value="PT00H00M14.285714S" calcext:value-type="time">
            <text:p>00:14</text:p>
          </table:table-cell>
          <table:table-cell table:formula="of:=IF([.R10] = 0; 0; [.R10]-AVERAGEIF([.R$2:.R$24]; &quot;&lt;&gt; 0&quot;))" office:value-type="time" office:time-value="PT00H00M21.217391304S" calcext:value-type="time">
            <text:p>00:21</text:p>
          </table:table-cell>
          <table:table-cell table:formula="of:=IF([.S10] = 0; 0; [.S10]-AVERAGEIF([.S$2:.S$24]; &quot;&lt;&gt; 0&quot;))" office:value-type="time" office:time-value="-PT00H01M19.826086957S" calcext:value-type="time">
            <text:p>-01:19</text:p>
          </table:table-cell>
          <table:table-cell table:formula="of:=IF([.T10] = 0; 0; [.T10]-AVERAGEIF([.T$2:.T$24]; &quot;&lt;&gt; 0&quot;))" office:value-type="time" office:time-value="-PT00H02M07.47826087S" calcext:value-type="time">
            <text:p>-02:07</text:p>
          </table:table-cell>
          <table:table-cell table:formula="of:=IF([.U10] = 0; 0; [.U10]-AVERAGEIF([.U$2:.U$24]; &quot;&lt;&gt; 0&quot;))" office:value-type="time" office:time-value="-PT00H00M36.782608696S" calcext:value-type="time">
            <text:p>-00:36</text:p>
          </table:table-cell>
          <table:table-cell table:formula="of:=IF([.V10] = 0; 0; [.V10]-AVERAGEIF([.V$2:.V$24]; &quot;&lt;&gt; 0&quot;))" office:value-type="time" office:time-value="-PT00H00M26.217391304S" calcext:value-type="time">
            <text:p>-00:26</text:p>
          </table:table-cell>
          <table:table-cell table:formula="of:=IF([.W10] = 0; 0; [.W10]-AVERAGEIF([.W$2:.W$24]; &quot;&lt;&gt; 0&quot;))" office:value-type="time" office:time-value="-PT00H00M21.086956522S" calcext:value-type="time">
            <text:p>-00:2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k 6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2S" calcext:value-type="time">
            <text:p>15:01:02</text:p>
          </table:table-cell>
          <table:table-cell office:value-type="time" office:time-value="PT15H07M09S" calcext:value-type="time">
            <text:p>15:07:09</text:p>
          </table:table-cell>
          <table:table-cell office:value-type="time" office:time-value="PT15H19M45S" calcext:value-type="time">
            <text:p>15:19:45</text:p>
          </table:table-cell>
          <table:table-cell office:value-type="time" office:time-value="PT15H31M11S" calcext:value-type="time">
            <text:p>15:31:11</text:p>
          </table:table-cell>
          <table:table-cell office:value-type="time" office:time-value="PT15H43M27S" calcext:value-type="time">
            <text:p>15:43:27</text:p>
          </table:table-cell>
          <table:table-cell office:value-type="time" office:time-value="PT15H56M59S" calcext:value-type="time">
            <text:p>15:56:59</text:p>
          </table:table-cell>
          <table:table-cell office:value-type="time" office:time-value="PT16H11M42S" calcext:value-type="time">
            <text:p>16:11:42</text:p>
          </table:table-cell>
          <table:table-cell office:value-type="time" office:time-value="PT16H29M35S" calcext:value-type="time">
            <text:p>16:29:35</text:p>
          </table:table-cell>
          <table:table-cell office:value-type="time" office:time-value="PT16H33M26S" calcext:value-type="time">
            <text:p>16:33:26</text:p>
          </table:table-cell>
          <table:table-cell/>
          <table:table-cell table:formula="of:=IF([.E11]=0;0;[.E11]-[.D11])" office:value-type="time" office:time-value="PT00H01M02S" calcext:value-type="time">
            <text:p>01:02</text:p>
          </table:table-cell>
          <table:table-cell table:formula="of:=IF([.F11]=0;0;[.F11]-[.E11])" office:value-type="time" office:time-value="PT00H06M07S" calcext:value-type="time">
            <text:p>06:07</text:p>
          </table:table-cell>
          <table:table-cell table:formula="of:=IF([.G11]=0;0;[.G11]-[.F11])" office:value-type="time" office:time-value="PT00H12M36S" calcext:value-type="time">
            <text:p>12:36</text:p>
          </table:table-cell>
          <table:table-cell table:formula="of:=IF([.H11]=0;0;[.H11]-[.G11])" office:value-type="time" office:time-value="PT00H11M26S" calcext:value-type="time">
            <text:p>11:26</text:p>
          </table:table-cell>
          <table:table-cell table:formula="of:=IF([.I11]=0;0;[.I11]-[.H11])" office:value-type="time" office:time-value="PT00H12M16S" calcext:value-type="time">
            <text:p>12:16</text:p>
          </table:table-cell>
          <table:table-cell table:formula="of:=IF([.J11]=0;0;[.J11]-[.I11])" office:value-type="time" office:time-value="PT00H13M32S" calcext:value-type="time">
            <text:p>13:32</text:p>
          </table:table-cell>
          <table:table-cell table:formula="of:=IF([.K11]=0;0;[.K11]-[.J11])" office:value-type="time" office:time-value="PT00H14M43S" calcext:value-type="time">
            <text:p>14:43</text:p>
          </table:table-cell>
          <table:table-cell table:formula="of:=IF([.L11]=0;0;[.L11]-[.K11])" office:value-type="time" office:time-value="PT00H17M53S" calcext:value-type="time">
            <text:p>17:53</text:p>
          </table:table-cell>
          <table:table-cell table:formula="of:=IF([.M11]=0;0;[.M11]-[.L11])" office:value-type="time" office:time-value="PT00H03M51S" calcext:value-type="time">
            <text:p>03:51</text:p>
          </table:table-cell>
          <table:table-cell/>
          <table:table-cell table:formula="of:=IF([.O11] = 0; 0; [.O11]-AVERAGE([.O$2:.O$22]))" office:value-type="time" office:time-value="PT00H00M00.238095S" calcext:value-type="time">
            <text:p>00:00</text:p>
          </table:table-cell>
          <table:table-cell table:formula="of:=IF([.P11] = 0; 0; [.P11]-AVERAGE([.P$2:.P$22]))" office:value-type="time" office:time-value="-PT00H02M33.333333S" calcext:value-type="time">
            <text:p>-02:33</text:p>
          </table:table-cell>
          <table:table-cell table:formula="of:=IF([.Q11] = 0; 0; [.Q11]-AVERAGE([.Q$2:.Q$22]))" office:value-type="time" office:time-value="-PT00H00M58.714286S" calcext:value-type="time">
            <text:p>-00:58</text:p>
          </table:table-cell>
          <table:table-cell table:formula="of:=IF([.R11] = 0; 0; [.R11]-AVERAGEIF([.R$2:.R$24]; &quot;&lt;&gt; 0&quot;))" office:value-type="time" office:time-value="-PT00H00M05.782608696S" calcext:value-type="time">
            <text:p>-00:05</text:p>
          </table:table-cell>
          <table:table-cell table:formula="of:=IF([.S11] = 0; 0; [.S11]-AVERAGEIF([.S$2:.S$24]; &quot;&lt;&gt; 0&quot;))" office:value-type="time" office:time-value="-PT00H02M33.826086957S" calcext:value-type="time">
            <text:p>-02:33</text:p>
          </table:table-cell>
          <table:table-cell table:formula="of:=IF([.T11] = 0; 0; [.T11]-AVERAGEIF([.T$2:.T$24]; &quot;&lt;&gt; 0&quot;))" office:value-type="time" office:time-value="PT00H02M51.52173913S" calcext:value-type="time">
            <text:p>02:51</text:p>
          </table:table-cell>
          <table:table-cell table:formula="of:=IF([.U11] = 0; 0; [.U11]-AVERAGEIF([.U$2:.U$24]; &quot;&lt;&gt; 0&quot;))" office:value-type="time" office:time-value="PT00H01M34.217391304S" calcext:value-type="time">
            <text:p>01:34</text:p>
          </table:table-cell>
          <table:table-cell table:formula="of:=IF([.V11] = 0; 0; [.V11]-AVERAGEIF([.V$2:.V$24]; &quot;&lt;&gt; 0&quot;))" office:value-type="time" office:time-value="PT00H01M02.782608696S" calcext:value-type="time">
            <text:p>01:02</text:p>
          </table:table-cell>
          <table:table-cell table:formula="of:=IF([.W11] = 0; 0; [.W11]-AVERAGEIF([.W$2:.W$24]; &quot;&lt;&gt; 0&quot;))" office:value-type="time" office:time-value="-PT00H00M12.086956522S" calcext:value-type="time">
            <text:p>-00:1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eno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4S" calcext:value-type="time">
            <text:p>15:00:24</text:p>
          </table:table-cell>
          <table:table-cell office:value-type="time" office:time-value="PT15H07M20S" calcext:value-type="time">
            <text:p>15:07:20</text:p>
          </table:table-cell>
          <table:table-cell office:value-type="time" office:time-value="PT15H21M13S" calcext:value-type="time">
            <text:p>15:21:13</text:p>
          </table:table-cell>
          <table:table-cell office:value-type="time" office:time-value="PT15H30M54S" calcext:value-type="time">
            <text:p>15:30:54</text:p>
          </table:table-cell>
          <table:table-cell office:value-type="time" office:time-value="PT15H42M22S" calcext:value-type="time">
            <text:p>15:42:22</text:p>
          </table:table-cell>
          <table:table-cell office:value-type="time" office:time-value="PT15H56M58S" calcext:value-type="time">
            <text:p>15:56:58</text:p>
          </table:table-cell>
          <table:table-cell office:value-type="time" office:time-value="PT16H14M07S" calcext:value-type="time">
            <text:p>16:14:07</text:p>
          </table:table-cell>
          <table:table-cell office:value-type="time" office:time-value="PT16H30M27S" calcext:value-type="time">
            <text:p>16:30:27</text:p>
          </table:table-cell>
          <table:table-cell office:value-type="time" office:time-value="PT16H34M08S" calcext:value-type="time">
            <text:p>16:34:08</text:p>
          </table:table-cell>
          <table:table-cell/>
          <table:table-cell table:formula="of:=IF([.E12]=0;0;[.E12]-[.D12])" office:value-type="time" office:time-value="PT00H00M24S" calcext:value-type="time">
            <text:p>00:24</text:p>
          </table:table-cell>
          <table:table-cell table:formula="of:=IF([.F12]=0;0;[.F12]-[.E12])" office:value-type="time" office:time-value="PT00H06M56S" calcext:value-type="time">
            <text:p>06:56</text:p>
          </table:table-cell>
          <table:table-cell table:formula="of:=IF([.G12]=0;0;[.G12]-[.F12])" office:value-type="time" office:time-value="PT00H13M53S" calcext:value-type="time">
            <text:p>13:53</text:p>
          </table:table-cell>
          <table:table-cell table:formula="of:=IF([.H12]=0;0;[.H12]-[.G12])" office:value-type="time" office:time-value="PT00H09M41S" calcext:value-type="time">
            <text:p>09:41</text:p>
          </table:table-cell>
          <table:table-cell table:formula="of:=IF([.I12]=0;0;[.I12]-[.H12])" office:value-type="time" office:time-value="PT00H11M28S" calcext:value-type="time">
            <text:p>11:28</text:p>
          </table:table-cell>
          <table:table-cell table:formula="of:=IF([.J12]=0;0;[.J12]-[.I12])" office:value-type="time" office:time-value="PT00H14M36S" calcext:value-type="time">
            <text:p>14:36</text:p>
          </table:table-cell>
          <table:table-cell table:formula="of:=IF([.K12]=0;0;[.K12]-[.J12])" office:value-type="time" office:time-value="PT00H17M09S" calcext:value-type="time">
            <text:p>17:09</text:p>
          </table:table-cell>
          <table:table-cell table:formula="of:=IF([.L12]=0;0;[.L12]-[.K12])" office:value-type="time" office:time-value="PT00H16M20S" calcext:value-type="time">
            <text:p>16:20</text:p>
          </table:table-cell>
          <table:table-cell table:formula="of:=IF([.M12]=0;0;[.M12]-[.L12])" office:value-type="time" office:time-value="PT00H03M41S" calcext:value-type="time">
            <text:p>03:41</text:p>
          </table:table-cell>
          <table:table-cell/>
          <table:table-cell table:formula="of:=IF([.O12] = 0; 0; [.O12]-AVERAGE([.O$2:.O$22]))" office:value-type="time" office:time-value="-PT00H00M37.761905S" calcext:value-type="time">
            <text:p>-00:37</text:p>
          </table:table-cell>
          <table:table-cell table:formula="of:=IF([.P12] = 0; 0; [.P12]-AVERAGE([.P$2:.P$22]))" office:value-type="time" office:time-value="-PT00H01M44.333333S" calcext:value-type="time">
            <text:p>-01:44</text:p>
          </table:table-cell>
          <table:table-cell table:formula="of:=IF([.Q12] = 0; 0; [.Q12]-AVERAGE([.Q$2:.Q$22]))" office:value-type="time" office:time-value="PT00H00M18.285714S" calcext:value-type="time">
            <text:p>00:18</text:p>
          </table:table-cell>
          <table:table-cell table:formula="of:=IF([.R12] = 0; 0; [.R12]-AVERAGEIF([.R$2:.R$24]; &quot;&lt;&gt; 0&quot;))" office:value-type="time" office:time-value="-PT00H01M50.782608696S" calcext:value-type="time">
            <text:p>-01:50</text:p>
          </table:table-cell>
          <table:table-cell table:formula="of:=IF([.S12] = 0; 0; [.S12]-AVERAGEIF([.S$2:.S$24]; &quot;&lt;&gt; 0&quot;))" office:value-type="time" office:time-value="-PT00H03M21.826086957S" calcext:value-type="time">
            <text:p>-03:21</text:p>
          </table:table-cell>
          <table:table-cell table:formula="of:=IF([.T12] = 0; 0; [.T12]-AVERAGEIF([.T$2:.T$24]; &quot;&lt;&gt; 0&quot;))" office:value-type="time" office:time-value="PT00H03M55.52173913S" calcext:value-type="time">
            <text:p>03:55</text:p>
          </table:table-cell>
          <table:table-cell table:formula="of:=IF([.U12] = 0; 0; [.U12]-AVERAGEIF([.U$2:.U$24]; &quot;&lt;&gt; 0&quot;))" office:value-type="time" office:time-value="PT00H04M00.217391304S" calcext:value-type="time">
            <text:p>04:00</text:p>
          </table:table-cell>
          <table:table-cell table:formula="of:=IF([.V12] = 0; 0; [.V12]-AVERAGEIF([.V$2:.V$24]; &quot;&lt;&gt; 0&quot;))" office:value-type="time" office:time-value="-PT00H00M30.217391304S" calcext:value-type="time">
            <text:p>-00:30</text:p>
          </table:table-cell>
          <table:table-cell table:formula="of:=IF([.W12] = 0; 0; [.W12]-AVERAGEIF([.W$2:.W$24]; &quot;&lt;&gt; 0&quot;))" office:value-type="time" office:time-value="-PT00H00M22.086956522S" calcext:value-type="time">
            <text:p>-00:2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ntra 7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9S" calcext:value-type="time">
            <text:p>15:01:19</text:p>
          </table:table-cell>
          <table:table-cell office:value-type="time" office:time-value="PT15H12M31S" calcext:value-type="time">
            <text:p>15:12:31</text:p>
          </table:table-cell>
          <table:table-cell office:value-type="time" office:time-value="PT15H25M44S" calcext:value-type="time">
            <text:p>15:25:44</text:p>
          </table:table-cell>
          <table:table-cell office:value-type="time" office:time-value="PT15H37M06S" calcext:value-type="time">
            <text:p>15:37:06</text:p>
          </table:table-cell>
          <table:table-cell office:value-type="time" office:time-value="PT15H51M07S" calcext:value-type="time">
            <text:p>15:51:07</text:p>
          </table:table-cell>
          <table:table-cell office:value-type="time" office:time-value="PT16H00M45S" calcext:value-type="time">
            <text:p>16:00:45</text:p>
          </table:table-cell>
          <table:table-cell office:value-type="time" office:time-value="PT16H12M42S" calcext:value-type="time">
            <text:p>16:12:42</text:p>
          </table:table-cell>
          <table:table-cell office:value-type="time" office:time-value="PT16H30M27S" calcext:value-type="time">
            <text:p>16:30:27</text:p>
          </table:table-cell>
          <table:table-cell office:value-type="time" office:time-value="PT16H34M13S" calcext:value-type="time">
            <text:p>16:34:13</text:p>
          </table:table-cell>
          <table:table-cell/>
          <table:table-cell table:formula="of:=IF([.E13]=0;0;[.E13]-[.D13])" office:value-type="time" office:time-value="PT00H01M19S" calcext:value-type="time">
            <text:p>01:19</text:p>
          </table:table-cell>
          <table:table-cell table:formula="of:=IF([.F13]=0;0;[.F13]-[.E13])" office:value-type="time" office:time-value="PT00H11M12S" calcext:value-type="time">
            <text:p>11:12</text:p>
          </table:table-cell>
          <table:table-cell table:formula="of:=IF([.G13]=0;0;[.G13]-[.F13])" office:value-type="time" office:time-value="PT00H13M13S" calcext:value-type="time">
            <text:p>13:13</text:p>
          </table:table-cell>
          <table:table-cell table:formula="of:=IF([.H13]=0;0;[.H13]-[.G13])" office:value-type="time" office:time-value="PT00H11M22S" calcext:value-type="time">
            <text:p>11:22</text:p>
          </table:table-cell>
          <table:table-cell table:formula="of:=IF([.I13]=0;0;[.I13]-[.H13])" office:value-type="time" office:time-value="PT00H14M01S" calcext:value-type="time">
            <text:p>14:01</text:p>
          </table:table-cell>
          <table:table-cell table:formula="of:=IF([.J13]=0;0;[.J13]-[.I13])" office:value-type="time" office:time-value="PT00H09M38S" calcext:value-type="time">
            <text:p>09:38</text:p>
          </table:table-cell>
          <table:table-cell table:formula="of:=IF([.K13]=0;0;[.K13]-[.J13])" office:value-type="time" office:time-value="PT00H11M57S" calcext:value-type="time">
            <text:p>11:57</text:p>
          </table:table-cell>
          <table:table-cell table:formula="of:=IF([.L13]=0;0;[.L13]-[.K13])" office:value-type="time" office:time-value="PT00H17M45S" calcext:value-type="time">
            <text:p>17:45</text:p>
          </table:table-cell>
          <table:table-cell table:formula="of:=IF([.M13]=0;0;[.M13]-[.L13])" office:value-type="time" office:time-value="PT00H03M46S" calcext:value-type="time">
            <text:p>03:46</text:p>
          </table:table-cell>
          <table:table-cell/>
          <table:table-cell table:formula="of:=IF([.O13] = 0; 0; [.O13]-AVERAGE([.O$2:.O$22]))" office:value-type="time" office:time-value="PT00H00M17.238095S" calcext:value-type="time">
            <text:p>00:17</text:p>
          </table:table-cell>
          <table:table-cell table:formula="of:=IF([.P13] = 0; 0; [.P13]-AVERAGE([.P$2:.P$22]))" office:value-type="time" office:time-value="PT00H02M31.666667S" calcext:value-type="time">
            <text:p>02:31</text:p>
          </table:table-cell>
          <table:table-cell table:formula="of:=IF([.Q13] = 0; 0; [.Q13]-AVERAGE([.Q$2:.Q$22]))" office:value-type="time" office:time-value="-PT00H00M21.714286S" calcext:value-type="time">
            <text:p>-00:21</text:p>
          </table:table-cell>
          <table:table-cell table:formula="of:=IF([.R13] = 0; 0; [.R13]-AVERAGEIF([.R$2:.R$24]; &quot;&lt;&gt; 0&quot;))" office:value-type="time" office:time-value="-PT00H00M09.782608696S" calcext:value-type="time">
            <text:p>-00:09</text:p>
          </table:table-cell>
          <table:table-cell table:formula="of:=IF([.S13] = 0; 0; [.S13]-AVERAGEIF([.S$2:.S$24]; &quot;&lt;&gt; 0&quot;))" office:value-type="time" office:time-value="-PT00H00M48.826086957S" calcext:value-type="time">
            <text:p>-00:48</text:p>
          </table:table-cell>
          <table:table-cell table:formula="of:=IF([.T13] = 0; 0; [.T13]-AVERAGEIF([.T$2:.T$24]; &quot;&lt;&gt; 0&quot;))" office:value-type="time" office:time-value="-PT00H01M02.47826087S" calcext:value-type="time">
            <text:p>-01:02</text:p>
          </table:table-cell>
          <table:table-cell table:formula="of:=IF([.U13] = 0; 0; [.U13]-AVERAGEIF([.U$2:.U$24]; &quot;&lt;&gt; 0&quot;))" office:value-type="time" office:time-value="-PT00H01M11.782608696S" calcext:value-type="time">
            <text:p>-01:11</text:p>
          </table:table-cell>
          <table:table-cell table:formula="of:=IF([.V13] = 0; 0; [.V13]-AVERAGEIF([.V$2:.V$24]; &quot;&lt;&gt; 0&quot;))" office:value-type="time" office:time-value="PT00H00M54.782608696S" calcext:value-type="time">
            <text:p>00:54</text:p>
          </table:table-cell>
          <table:table-cell table:formula="of:=IF([.W13] = 0; 0; [.W13]-AVERAGEIF([.W$2:.W$2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35S" calcext:value-type="time">
            <text:p>15:00:35</text:p>
          </table:table-cell>
          <table:table-cell office:value-type="time" office:time-value="PT15H07M17S" calcext:value-type="time">
            <text:p>15:07:17</text:p>
          </table:table-cell>
          <table:table-cell office:value-type="time" office:time-value="PT15H20M18S" calcext:value-type="time">
            <text:p>15:20:18</text:p>
          </table:table-cell>
          <table:table-cell office:value-type="time" office:time-value="PT15H33M04S" calcext:value-type="time">
            <text:p>15:33:04</text:p>
          </table:table-cell>
          <table:table-cell office:value-type="time" office:time-value="PT15H46M40S" calcext:value-type="time">
            <text:p>15:46:40</text:p>
          </table:table-cell>
          <table:table-cell office:value-type="time" office:time-value="PT16H01M00S" calcext:value-type="time">
            <text:p>16:01:00</text:p>
          </table:table-cell>
          <table:table-cell office:value-type="time" office:time-value="PT16H11M09S" calcext:value-type="time">
            <text:p>16:11:09</text:p>
          </table:table-cell>
          <table:table-cell office:value-type="time" office:time-value="PT16H32M14S" calcext:value-type="time">
            <text:p>16:32:14</text:p>
          </table:table-cell>
          <table:table-cell office:value-type="time" office:time-value="PT16H36M06S" calcext:value-type="time">
            <text:p>16:36:06</text:p>
          </table:table-cell>
          <table:table-cell/>
          <table:table-cell table:formula="of:=IF([.E14]=0;0;[.E14]-[.D14])" office:value-type="time" office:time-value="PT00H00M35S" calcext:value-type="time">
            <text:p>00:35</text:p>
          </table:table-cell>
          <table:table-cell table:formula="of:=IF([.F14]=0;0;[.F14]-[.E14])" office:value-type="time" office:time-value="PT00H06M42S" calcext:value-type="time">
            <text:p>06:42</text:p>
          </table:table-cell>
          <table:table-cell table:formula="of:=IF([.G14]=0;0;[.G14]-[.F14])" office:value-type="time" office:time-value="PT00H13M01S" calcext:value-type="time">
            <text:p>13:01</text:p>
          </table:table-cell>
          <table:table-cell table:formula="of:=IF([.H14]=0;0;[.H14]-[.G14])" office:value-type="time" office:time-value="PT00H12M46S" calcext:value-type="time">
            <text:p>12:46</text:p>
          </table:table-cell>
          <table:table-cell table:formula="of:=IF([.I14]=0;0;[.I14]-[.H14])" office:value-type="time" office:time-value="PT00H13M36S" calcext:value-type="time">
            <text:p>13:36</text:p>
          </table:table-cell>
          <table:table-cell table:formula="of:=IF([.J14]=0;0;[.J14]-[.I14])" office:value-type="time" office:time-value="PT00H14M20S" calcext:value-type="time">
            <text:p>14:20</text:p>
          </table:table-cell>
          <table:table-cell table:formula="of:=IF([.K14]=0;0;[.K14]-[.J14])" office:value-type="time" office:time-value="PT00H10M09S" calcext:value-type="time">
            <text:p>10:09</text:p>
          </table:table-cell>
          <table:table-cell table:formula="of:=IF([.L14]=0;0;[.L14]-[.K14])" office:value-type="time" office:time-value="PT00H21M05S" calcext:value-type="time">
            <text:p>21:05</text:p>
          </table:table-cell>
          <table:table-cell table:formula="of:=IF([.M14]=0;0;[.M14]-[.L14])" office:value-type="time" office:time-value="PT00H03M52S" calcext:value-type="time">
            <text:p>03:52</text:p>
          </table:table-cell>
          <table:table-cell/>
          <table:table-cell table:formula="of:=IF([.O14] = 0; 0; [.O14]-AVERAGE([.O$2:.O$22]))" office:value-type="time" office:time-value="-PT00H00M26.761905S" calcext:value-type="time">
            <text:p>-00:26</text:p>
          </table:table-cell>
          <table:table-cell table:formula="of:=IF([.P14] = 0; 0; [.P14]-AVERAGE([.P$2:.P$22]))" office:value-type="time" office:time-value="-PT00H01M58.333333S" calcext:value-type="time">
            <text:p>-01:58</text:p>
          </table:table-cell>
          <table:table-cell table:formula="of:=IF([.Q14] = 0; 0; [.Q14]-AVERAGE([.Q$2:.Q$22]))" office:value-type="time" office:time-value="-PT00H00M33.714286S" calcext:value-type="time">
            <text:p>-00:33</text:p>
          </table:table-cell>
          <table:table-cell table:formula="of:=IF([.R14] = 0; 0; [.R14]-AVERAGEIF([.R$2:.R$24]; &quot;&lt;&gt; 0&quot;))" office:value-type="time" office:time-value="PT00H01M14.217391304S" calcext:value-type="time">
            <text:p>01:14</text:p>
          </table:table-cell>
          <table:table-cell table:formula="of:=IF([.S14] = 0; 0; [.S14]-AVERAGEIF([.S$2:.S$24]; &quot;&lt;&gt; 0&quot;))" office:value-type="time" office:time-value="-PT00H01M13.826086957S" calcext:value-type="time">
            <text:p>-01:13</text:p>
          </table:table-cell>
          <table:table-cell table:formula="of:=IF([.T14] = 0; 0; [.T14]-AVERAGEIF([.T$2:.T$24]; &quot;&lt;&gt; 0&quot;))" office:value-type="time" office:time-value="PT00H03M39.52173913S" calcext:value-type="time">
            <text:p>03:39</text:p>
          </table:table-cell>
          <table:table-cell table:formula="of:=IF([.U14] = 0; 0; [.U14]-AVERAGEIF([.U$2:.U$24]; &quot;&lt;&gt; 0&quot;))" office:value-type="time" office:time-value="-PT00H02M59.782608696S" calcext:value-type="time">
            <text:p>-02:59</text:p>
          </table:table-cell>
          <table:table-cell table:formula="of:=IF([.V14] = 0; 0; [.V14]-AVERAGEIF([.V$2:.V$24]; &quot;&lt;&gt; 0&quot;))" office:value-type="time" office:time-value="PT00H04M14.782608696S" calcext:value-type="time">
            <text:p>04:14</text:p>
          </table:table-cell>
          <table:table-cell table:formula="of:=IF([.W14] = 0; 0; [.W14]-AVERAGEIF([.W$2:.W$24]; &quot;&lt;&gt; 0&quot;))" office:value-type="time" office:time-value="-PT00H00M11.086956522S" calcext:value-type="time">
            <text:p>-00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ntra 7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2M30S" calcext:value-type="time">
            <text:p>15:02:30</text:p>
          </table:table-cell>
          <table:table-cell office:value-type="time" office:time-value="PT15H11M07S" calcext:value-type="time">
            <text:p>15:11:07</text:p>
          </table:table-cell>
          <table:table-cell office:value-type="time" office:time-value="PT15H22M53S" calcext:value-type="time">
            <text:p>15:22:53</text:p>
          </table:table-cell>
          <table:table-cell office:value-type="time" office:time-value="PT15H34M53S" calcext:value-type="time">
            <text:p>15:34:53</text:p>
          </table:table-cell>
          <table:table-cell office:value-type="time" office:time-value="PT15H52M35S" calcext:value-type="time">
            <text:p>15:52:35</text:p>
          </table:table-cell>
          <table:table-cell office:value-type="time" office:time-value="PT16H00M04S" calcext:value-type="time">
            <text:p>16:00:04</text:p>
          </table:table-cell>
          <table:table-cell office:value-type="time" office:time-value="PT16H15M58S" calcext:value-type="time">
            <text:p>16:15:58</text:p>
          </table:table-cell>
          <table:table-cell office:value-type="time" office:time-value="PT16H34M48S" calcext:value-type="time">
            <text:p>16:34:48</text:p>
          </table:table-cell>
          <table:table-cell office:value-type="time" office:time-value="PT16H39M06S" calcext:value-type="time">
            <text:p>16:39:06</text:p>
          </table:table-cell>
          <table:table-cell/>
          <table:table-cell table:formula="of:=IF([.E15]=0;0;[.E15]-[.D15])" office:value-type="time" office:time-value="PT00H02M30S" calcext:value-type="time">
            <text:p>02:30</text:p>
          </table:table-cell>
          <table:table-cell table:formula="of:=IF([.F15]=0;0;[.F15]-[.E15])" office:value-type="time" office:time-value="PT00H08M37S" calcext:value-type="time">
            <text:p>08:37</text:p>
          </table:table-cell>
          <table:table-cell table:formula="of:=IF([.G15]=0;0;[.G15]-[.F15])" office:value-type="time" office:time-value="PT00H11M46S" calcext:value-type="time">
            <text:p>11:46</text:p>
          </table:table-cell>
          <table:table-cell table:formula="of:=IF([.H15]=0;0;[.H15]-[.G15])" office:value-type="time" office:time-value="PT00H12M00S" calcext:value-type="time">
            <text:p>12:00</text:p>
          </table:table-cell>
          <table:table-cell table:formula="of:=IF([.I15]=0;0;[.I15]-[.H15])" office:value-type="time" office:time-value="PT00H17M42S" calcext:value-type="time">
            <text:p>17:42</text:p>
          </table:table-cell>
          <table:table-cell table:formula="of:=IF([.J15]=0;0;[.J15]-[.I15])" office:value-type="time" office:time-value="PT00H07M29S" calcext:value-type="time">
            <text:p>07:29</text:p>
          </table:table-cell>
          <table:table-cell table:formula="of:=IF([.K15]=0;0;[.K15]-[.J15])" office:value-type="time" office:time-value="PT00H15M54S" calcext:value-type="time">
            <text:p>15:54</text:p>
          </table:table-cell>
          <table:table-cell table:formula="of:=IF([.L15]=0;0;[.L15]-[.K15])" office:value-type="time" office:time-value="PT00H18M50S" calcext:value-type="time">
            <text:p>18:50</text:p>
          </table:table-cell>
          <table:table-cell table:formula="of:=IF([.M15]=0;0;[.M15]-[.L15])" office:value-type="time" office:time-value="PT00H04M18S" calcext:value-type="time">
            <text:p>04:18</text:p>
          </table:table-cell>
          <table:table-cell/>
          <table:table-cell table:formula="of:=IF([.O15] = 0; 0; [.O15]-AVERAGE([.O$2:.O$22]))" office:value-type="time" office:time-value="PT00H01M28.238095S" calcext:value-type="time">
            <text:p>01:28</text:p>
          </table:table-cell>
          <table:table-cell table:formula="of:=IF([.P15] = 0; 0; [.P15]-AVERAGE([.P$2:.P$22]))" office:value-type="time" office:time-value="-PT00H00M03.333333S" calcext:value-type="time">
            <text:p>-00:03</text:p>
          </table:table-cell>
          <table:table-cell table:formula="of:=IF([.Q15] = 0; 0; [.Q15]-AVERAGE([.Q$2:.Q$22]))" office:value-type="time" office:time-value="-PT00H01M48.714286S" calcext:value-type="time">
            <text:p>-01:48</text:p>
          </table:table-cell>
          <table:table-cell table:formula="of:=IF([.R15] = 0; 0; [.R15]-AVERAGEIF([.R$2:.R$24]; &quot;&lt;&gt; 0&quot;))" office:value-type="time" office:time-value="PT00H00M28.217391304S" calcext:value-type="time">
            <text:p>00:28</text:p>
          </table:table-cell>
          <table:table-cell table:formula="of:=IF([.S15] = 0; 0; [.S15]-AVERAGEIF([.S$2:.S$24]; &quot;&lt;&gt; 0&quot;))" office:value-type="time" office:time-value="PT00H02M52.173913043S" calcext:value-type="time">
            <text:p>02:52</text:p>
          </table:table-cell>
          <table:table-cell table:formula="of:=IF([.T15] = 0; 0; [.T15]-AVERAGEIF([.T$2:.T$24]; &quot;&lt;&gt; 0&quot;))" office:value-type="time" office:time-value="-PT00H03M11.47826087S" calcext:value-type="time">
            <text:p>-03:11</text:p>
          </table:table-cell>
          <table:table-cell table:formula="of:=IF([.U15] = 0; 0; [.U15]-AVERAGEIF([.U$2:.U$24]; &quot;&lt;&gt; 0&quot;))" office:value-type="time" office:time-value="PT00H02M45.217391304S" calcext:value-type="time">
            <text:p>02:45</text:p>
          </table:table-cell>
          <table:table-cell table:formula="of:=IF([.V15] = 0; 0; [.V15]-AVERAGEIF([.V$2:.V$24]; &quot;&lt;&gt; 0&quot;))" office:value-type="time" office:time-value="PT00H01M59.782608696S" calcext:value-type="time">
            <text:p>01:59</text:p>
          </table:table-cell>
          <table:table-cell table:formula="of:=IF([.W15] = 0; 0; [.W15]-AVERAGEIF([.W$2:.W$24]; &quot;&lt;&gt; 0&quot;))" office:value-type="time" office:time-value="PT00H00M14.913043478S" calcext:value-type="time">
            <text:p>00:14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XA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5S" calcext:value-type="time">
            <text:p>15:01:15</text:p>
          </table:table-cell>
          <table:table-cell office:value-type="time" office:time-value="PT15H14M02S" calcext:value-type="time">
            <text:p>15:14:02</text:p>
          </table:table-cell>
          <table:table-cell office:value-type="time" office:time-value="PT15H30M25S" calcext:value-type="time">
            <text:p>15:30:25</text:p>
          </table:table-cell>
          <table:table-cell office:value-type="time" office:time-value="PT15H41M43S" calcext:value-type="time">
            <text:p>15:41:43</text:p>
          </table:table-cell>
          <table:table-cell office:value-type="time" office:time-value="PT15H59M19S" calcext:value-type="time">
            <text:p>15:59:19</text:p>
          </table:table-cell>
          <table:table-cell office:value-type="time" office:time-value="PT16H08M37S" calcext:value-type="time">
            <text:p>16:08:37</text:p>
          </table:table-cell>
          <table:table-cell office:value-type="time" office:time-value="PT16H19M31S" calcext:value-type="time">
            <text:p>16:19:31</text:p>
          </table:table-cell>
          <table:table-cell office:value-type="time" office:time-value="PT16H37M52S" calcext:value-type="time">
            <text:p>16:37:52</text:p>
          </table:table-cell>
          <table:table-cell office:value-type="time" office:time-value="PT16H41M52S" calcext:value-type="time">
            <text:p>16:41:52</text:p>
          </table:table-cell>
          <table:table-cell/>
          <table:table-cell table:formula="of:=IF([.E16]=0;0;[.E16]-[.D16])" office:value-type="time" office:time-value="PT00H01M15S" calcext:value-type="time">
            <text:p>01:15</text:p>
          </table:table-cell>
          <table:table-cell table:formula="of:=IF([.F16]=0;0;[.F16]-[.E16])" office:value-type="time" office:time-value="PT00H12M47S" calcext:value-type="time">
            <text:p>12:47</text:p>
          </table:table-cell>
          <table:table-cell table:formula="of:=IF([.G16]=0;0;[.G16]-[.F16])" office:value-type="time" office:time-value="PT00H16M23S" calcext:value-type="time">
            <text:p>16:23</text:p>
          </table:table-cell>
          <table:table-cell table:formula="of:=IF([.H16]=0;0;[.H16]-[.G16])" office:value-type="time" office:time-value="PT00H11M18S" calcext:value-type="time">
            <text:p>11:18</text:p>
          </table:table-cell>
          <table:table-cell table:formula="of:=IF([.I16]=0;0;[.I16]-[.H16])" office:value-type="time" office:time-value="PT00H17M36S" calcext:value-type="time">
            <text:p>17:36</text:p>
          </table:table-cell>
          <table:table-cell table:formula="of:=IF([.J16]=0;0;[.J16]-[.I16])" office:value-type="time" office:time-value="PT00H09M18S" calcext:value-type="time">
            <text:p>09:18</text:p>
          </table:table-cell>
          <table:table-cell table:formula="of:=IF([.K16]=0;0;[.K16]-[.J16])" office:value-type="time" office:time-value="PT00H10M54S" calcext:value-type="time">
            <text:p>10:54</text:p>
          </table:table-cell>
          <table:table-cell table:formula="of:=IF([.L16]=0;0;[.L16]-[.K16])" office:value-type="time" office:time-value="PT00H18M21S" calcext:value-type="time">
            <text:p>18:21</text:p>
          </table:table-cell>
          <table:table-cell table:formula="of:=IF([.M16]=0;0;[.M16]-[.L16])" office:value-type="time" office:time-value="PT00H04M00S" calcext:value-type="time">
            <text:p>04:00</text:p>
          </table:table-cell>
          <table:table-cell/>
          <table:table-cell table:formula="of:=IF([.O16] = 0; 0; [.O16]-AVERAGE([.O$2:.O$22]))" office:value-type="time" office:time-value="PT00H00M13.238095S" calcext:value-type="time">
            <text:p>00:13</text:p>
          </table:table-cell>
          <table:table-cell table:formula="of:=IF([.P16] = 0; 0; [.P16]-AVERAGE([.P$2:.P$22]))" office:value-type="time" office:time-value="PT00H04M06.666667S" calcext:value-type="time">
            <text:p>04:06</text:p>
          </table:table-cell>
          <table:table-cell table:formula="of:=IF([.Q16] = 0; 0; [.Q16]-AVERAGE([.Q$2:.Q$22]))" office:value-type="time" office:time-value="PT00H02M48.285714S" calcext:value-type="time">
            <text:p>02:48</text:p>
          </table:table-cell>
          <table:table-cell table:formula="of:=IF([.R16] = 0; 0; [.R16]-AVERAGEIF([.R$2:.R$24]; &quot;&lt;&gt; 0&quot;))" office:value-type="time" office:time-value="-PT00H00M13.782608696S" calcext:value-type="time">
            <text:p>-00:13</text:p>
          </table:table-cell>
          <table:table-cell table:formula="of:=IF([.S16] = 0; 0; [.S16]-AVERAGEIF([.S$2:.S$24]; &quot;&lt;&gt; 0&quot;))" office:value-type="time" office:time-value="PT00H02M46.173913043S" calcext:value-type="time">
            <text:p>02:46</text:p>
          </table:table-cell>
          <table:table-cell table:formula="of:=IF([.T16] = 0; 0; [.T16]-AVERAGEIF([.T$2:.T$24]; &quot;&lt;&gt; 0&quot;))" office:value-type="time" office:time-value="-PT00H01M22.47826087S" calcext:value-type="time">
            <text:p>-01:22</text:p>
          </table:table-cell>
          <table:table-cell table:formula="of:=IF([.U16] = 0; 0; [.U16]-AVERAGEIF([.U$2:.U$24]; &quot;&lt;&gt; 0&quot;))" office:value-type="time" office:time-value="-PT00H02M14.782608696S" calcext:value-type="time">
            <text:p>-02:14</text:p>
          </table:table-cell>
          <table:table-cell table:formula="of:=IF([.V16] = 0; 0; [.V16]-AVERAGEIF([.V$2:.V$24]; &quot;&lt;&gt; 0&quot;))" office:value-type="time" office:time-value="PT00H01M30.782608696S" calcext:value-type="time">
            <text:p>01:30</text:p>
          </table:table-cell>
          <table:table-cell table:formula="of:=IF([.W16] = 0; 0; [.W16]-AVERAGEIF([.W$2:.W$24]; &quot;&lt;&gt; 0&quot;))" office:value-type="time" office:time-value="-PT00H00M03.086956522S" calcext:value-type="time">
            <text:p>-00:0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um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59S" calcext:value-type="time">
            <text:p>15:01:59</text:p>
          </table:table-cell>
          <table:table-cell office:value-type="time" office:time-value="PT15H11M13S" calcext:value-type="time">
            <text:p>15:11:13</text:p>
          </table:table-cell>
          <table:table-cell office:value-type="time" office:time-value="PT15H26M24S" calcext:value-type="time">
            <text:p>15:26:24</text:p>
          </table:table-cell>
          <table:table-cell office:value-type="time" office:time-value="PT15H38M08S" calcext:value-type="time">
            <text:p>15:38:08</text:p>
          </table:table-cell>
          <table:table-cell office:value-type="time" office:time-value="PT15H54M07S" calcext:value-type="time">
            <text:p>15:54:07</text:p>
          </table:table-cell>
          <table:table-cell office:value-type="time" office:time-value="PT16H05M19S" calcext:value-type="time">
            <text:p>16:05:19</text:p>
          </table:table-cell>
          <table:table-cell office:value-type="time" office:time-value="PT16H21M42S" calcext:value-type="time">
            <text:p>16:21:42</text:p>
          </table:table-cell>
          <table:table-cell office:value-type="time" office:time-value="PT16H39M49S" calcext:value-type="time">
            <text:p>16:39:49</text:p>
          </table:table-cell>
          <table:table-cell office:value-type="time" office:time-value="PT16H44M02S" calcext:value-type="time">
            <text:p>16:44:02</text:p>
          </table:table-cell>
          <table:table-cell/>
          <table:table-cell table:formula="of:=IF([.E17]=0;0;[.E17]-[.D17])" office:value-type="time" office:time-value="PT00H01M59S" calcext:value-type="time">
            <text:p>01:59</text:p>
          </table:table-cell>
          <table:table-cell table:formula="of:=IF([.F17]=0;0;[.F17]-[.E17])" office:value-type="time" office:time-value="PT00H09M14S" calcext:value-type="time">
            <text:p>09:14</text:p>
          </table:table-cell>
          <table:table-cell table:formula="of:=IF([.G17]=0;0;[.G17]-[.F17])" office:value-type="time" office:time-value="PT00H15M11S" calcext:value-type="time">
            <text:p>15:11</text:p>
          </table:table-cell>
          <table:table-cell table:formula="of:=IF([.H17]=0;0;[.H17]-[.G17])" office:value-type="time" office:time-value="PT00H11M44S" calcext:value-type="time">
            <text:p>11:44</text:p>
          </table:table-cell>
          <table:table-cell table:formula="of:=IF([.I17]=0;0;[.I17]-[.H17])" office:value-type="time" office:time-value="PT00H15M59S" calcext:value-type="time">
            <text:p>15:59</text:p>
          </table:table-cell>
          <table:table-cell table:formula="of:=IF([.J17]=0;0;[.J17]-[.I17])" office:value-type="time" office:time-value="PT00H11M12S" calcext:value-type="time">
            <text:p>11:12</text:p>
          </table:table-cell>
          <table:table-cell table:formula="of:=IF([.K17]=0;0;[.K17]-[.J17])" office:value-type="time" office:time-value="PT00H16M23S" calcext:value-type="time">
            <text:p>16:23</text:p>
          </table:table-cell>
          <table:table-cell table:formula="of:=IF([.L17]=0;0;[.L17]-[.K17])" office:value-type="time" office:time-value="PT00H18M07S" calcext:value-type="time">
            <text:p>18:07</text:p>
          </table:table-cell>
          <table:table-cell table:formula="of:=IF([.M17]=0;0;[.M17]-[.L17])" office:value-type="time" office:time-value="PT00H04M13S" calcext:value-type="time">
            <text:p>04:13</text:p>
          </table:table-cell>
          <table:table-cell/>
          <table:table-cell table:formula="of:=IF([.O17] = 0; 0; [.O17]-AVERAGE([.O$2:.O$22]))" office:value-type="time" office:time-value="PT00H00M57.238095S" calcext:value-type="time">
            <text:p>00:57</text:p>
          </table:table-cell>
          <table:table-cell table:formula="of:=IF([.P17] = 0; 0; [.P17]-AVERAGE([.P$2:.P$22]))" office:value-type="time" office:time-value="PT00H00M33.666667S" calcext:value-type="time">
            <text:p>00:33</text:p>
          </table:table-cell>
          <table:table-cell table:formula="of:=IF([.Q17] = 0; 0; [.Q17]-AVERAGE([.Q$2:.Q$22]))" office:value-type="time" office:time-value="PT00H01M36.285714S" calcext:value-type="time">
            <text:p>01:36</text:p>
          </table:table-cell>
          <table:table-cell table:formula="of:=IF([.R17] = 0; 0; [.R17]-AVERAGEIF([.R$2:.R$24]; &quot;&lt;&gt; 0&quot;))" office:value-type="time" office:time-value="PT00H00M12.217391304S" calcext:value-type="time">
            <text:p>00:12</text:p>
          </table:table-cell>
          <table:table-cell table:formula="of:=IF([.S17] = 0; 0; [.S17]-AVERAGEIF([.S$2:.S$24]; &quot;&lt;&gt; 0&quot;))" office:value-type="time" office:time-value="PT00H01M09.173913043S" calcext:value-type="time">
            <text:p>01:09</text:p>
          </table:table-cell>
          <table:table-cell table:formula="of:=IF([.T17] = 0; 0; [.T17]-AVERAGEIF([.T$2:.T$24]; &quot;&lt;&gt; 0&quot;))" office:value-type="time" office:time-value="PT00H00M31.52173913S" calcext:value-type="time">
            <text:p>00:31</text:p>
          </table:table-cell>
          <table:table-cell table:formula="of:=IF([.U17] = 0; 0; [.U17]-AVERAGEIF([.U$2:.U$24]; &quot;&lt;&gt; 0&quot;))" office:value-type="time" office:time-value="PT00H03M14.217391304S" calcext:value-type="time">
            <text:p>03:14</text:p>
          </table:table-cell>
          <table:table-cell table:formula="of:=IF([.V17] = 0; 0; [.V17]-AVERAGEIF([.V$2:.V$24]; &quot;&lt;&gt; 0&quot;))" office:value-type="time" office:time-value="PT00H01M16.782608696S" calcext:value-type="time">
            <text:p>01:16</text:p>
          </table:table-cell>
          <table:table-cell table:formula="of:=IF([.W17] = 0; 0; [.W17]-AVERAGEIF([.W$2:.W$24]; &quot;&lt;&gt; 0&quot;))" office:value-type="time" office:time-value="PT00H00M09.913043478S" calcext:value-type="time">
            <text:p>00:09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3S" calcext:value-type="time">
            <text:p>15:01:03</text:p>
          </table:table-cell>
          <table:table-cell office:value-type="time" office:time-value="PT15H08M07S" calcext:value-type="time">
            <text:p>15:08:07</text:p>
          </table:table-cell>
          <table:table-cell office:value-type="time" office:time-value="PT15H26M40S" calcext:value-type="time">
            <text:p>15:26:40</text:p>
          </table:table-cell>
          <table:table-cell office:value-type="time" office:time-value="PT15H39M21S" calcext:value-type="time">
            <text:p>15:39:21</text:p>
          </table:table-cell>
          <table:table-cell office:value-type="time" office:time-value="PT15H54M10S" calcext:value-type="time">
            <text:p>15:54:10</text:p>
          </table:table-cell>
          <table:table-cell office:value-type="time" office:time-value="PT16H08M11S" calcext:value-type="time">
            <text:p>16:08:11</text:p>
          </table:table-cell>
          <table:table-cell office:value-type="time" office:time-value="PT16H21M31S" calcext:value-type="time">
            <text:p>16:21:31</text:p>
          </table:table-cell>
          <table:table-cell office:value-type="time" office:time-value="PT16H40M38S" calcext:value-type="time">
            <text:p>16:40:38</text:p>
          </table:table-cell>
          <table:table-cell office:value-type="time" office:time-value="PT16H45M24S" calcext:value-type="time">
            <text:p>16:45:24</text:p>
          </table:table-cell>
          <table:table-cell/>
          <table:table-cell table:formula="of:=IF([.E18]=0;0;[.E18]-[.D18])" office:value-type="time" office:time-value="PT00H01M03S" calcext:value-type="time">
            <text:p>01:03</text:p>
          </table:table-cell>
          <table:table-cell table:formula="of:=IF([.F18]=0;0;[.F18]-[.E18])" office:value-type="time" office:time-value="PT00H07M04S" calcext:value-type="time">
            <text:p>07:04</text:p>
          </table:table-cell>
          <table:table-cell table:formula="of:=IF([.G18]=0;0;[.G18]-[.F18])" office:value-type="time" office:time-value="PT00H18M33S" calcext:value-type="time">
            <text:p>18:33</text:p>
          </table:table-cell>
          <table:table-cell table:formula="of:=IF([.H18]=0;0;[.H18]-[.G18])" office:value-type="time" office:time-value="PT00H12M41S" calcext:value-type="time">
            <text:p>12:41</text:p>
          </table:table-cell>
          <table:table-cell table:formula="of:=IF([.I18]=0;0;[.I18]-[.H18])" office:value-type="time" office:time-value="PT00H14M49S" calcext:value-type="time">
            <text:p>14:49</text:p>
          </table:table-cell>
          <table:table-cell table:formula="of:=IF([.J18]=0;0;[.J18]-[.I18])" office:value-type="time" office:time-value="PT00H14M01S" calcext:value-type="time">
            <text:p>14:01</text:p>
          </table:table-cell>
          <table:table-cell table:formula="of:=IF([.K18]=0;0;[.K18]-[.J18])" office:value-type="time" office:time-value="PT00H13M20S" calcext:value-type="time">
            <text:p>13:20</text:p>
          </table:table-cell>
          <table:table-cell table:formula="of:=IF([.L18]=0;0;[.L18]-[.K18])" office:value-type="time" office:time-value="PT00H19M07S" calcext:value-type="time">
            <text:p>19:07</text:p>
          </table:table-cell>
          <table:table-cell table:formula="of:=IF([.M18]=0;0;[.M18]-[.L18])" office:value-type="time" office:time-value="PT00H04M46S" calcext:value-type="time">
            <text:p>04:46</text:p>
          </table:table-cell>
          <table:table-cell/>
          <table:table-cell table:formula="of:=IF([.O18] = 0; 0; [.O18]-AVERAGE([.O$2:.O$22]))" office:value-type="time" office:time-value="PT00H00M01.238095S" calcext:value-type="time">
            <text:p>00:01</text:p>
          </table:table-cell>
          <table:table-cell table:formula="of:=IF([.P18] = 0; 0; [.P18]-AVERAGE([.P$2:.P$22]))" office:value-type="time" office:time-value="-PT00H01M36.333333S" calcext:value-type="time">
            <text:p>-01:36</text:p>
          </table:table-cell>
          <table:table-cell table:formula="of:=IF([.Q18] = 0; 0; [.Q18]-AVERAGE([.Q$2:.Q$22]))" office:value-type="time" office:time-value="PT00H04M58.285714S" calcext:value-type="time">
            <text:p>04:58</text:p>
          </table:table-cell>
          <table:table-cell table:formula="of:=IF([.R18] = 0; 0; [.R18]-AVERAGEIF([.R$2:.R$24]; &quot;&lt;&gt; 0&quot;))" office:value-type="time" office:time-value="PT00H01M09.217391304S" calcext:value-type="time">
            <text:p>01:09</text:p>
          </table:table-cell>
          <table:table-cell table:formula="of:=IF([.S18] = 0; 0; [.S18]-AVERAGEIF([.S$2:.S$24]; &quot;&lt;&gt; 0&quot;))" office:value-type="time" office:time-value="-PT00H00M00.826086957S" calcext:value-type="time">
            <text:p>-00:00</text:p>
          </table:table-cell>
          <table:table-cell table:formula="of:=IF([.T18] = 0; 0; [.T18]-AVERAGEIF([.T$2:.T$24]; &quot;&lt;&gt; 0&quot;))" office:value-type="time" office:time-value="PT00H03M20.52173913S" calcext:value-type="time">
            <text:p>03:20</text:p>
          </table:table-cell>
          <table:table-cell table:formula="of:=IF([.U18] = 0; 0; [.U18]-AVERAGEIF([.U$2:.U$24]; &quot;&lt;&gt; 0&quot;))" office:value-type="time" office:time-value="PT00H00M11.217391304S" calcext:value-type="time">
            <text:p>00:11</text:p>
          </table:table-cell>
          <table:table-cell table:formula="of:=IF([.V18] = 0; 0; [.V18]-AVERAGEIF([.V$2:.V$24]; &quot;&lt;&gt; 0&quot;))" office:value-type="time" office:time-value="PT00H02M16.782608696S" calcext:value-type="time">
            <text:p>02:16</text:p>
          </table:table-cell>
          <table:table-cell table:formula="of:=IF([.W18] = 0; 0; [.W18]-AVERAGEIF([.W$2:.W$24]; &quot;&lt;&gt; 0&quot;))" office:value-type="time" office:time-value="PT00H00M42.913043478S" calcext:value-type="time">
            <text:p>00:4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2S" calcext:value-type="time">
            <text:p>15:00:42</text:p>
          </table:table-cell>
          <table:table-cell office:value-type="time" office:time-value="PT15H14M11S" calcext:value-type="time">
            <text:p>15:14:11</text:p>
          </table:table-cell>
          <table:table-cell office:value-type="time" office:time-value="PT15H27M57S" calcext:value-type="time">
            <text:p>15:27:57</text:p>
          </table:table-cell>
          <table:table-cell office:value-type="time" office:time-value="PT15H40M42S" calcext:value-type="time">
            <text:p>15:40:42</text:p>
          </table:table-cell>
          <table:table-cell office:value-type="time" office:time-value="PT15H58M44S" calcext:value-type="time">
            <text:p>15:58:44</text:p>
          </table:table-cell>
          <table:table-cell office:value-type="time" office:time-value="PT16H09M47S" calcext:value-type="time">
            <text:p>16:09:47</text:p>
          </table:table-cell>
          <table:table-cell office:value-type="time" office:time-value="PT16H21M26S" calcext:value-type="time">
            <text:p>16:21:26</text:p>
          </table:table-cell>
          <table:table-cell office:value-type="time" office:time-value="PT16H40M20S" calcext:value-type="time">
            <text:p>16:40:20</text:p>
          </table:table-cell>
          <table:table-cell office:value-type="time" office:time-value="PT16H45M35S" calcext:value-type="time">
            <text:p>16:45:35</text:p>
          </table:table-cell>
          <table:table-cell/>
          <table:table-cell table:formula="of:=IF([.E19]=0;0;[.E19]-[.D19])" office:value-type="time" office:time-value="PT00H00M42S" calcext:value-type="time">
            <text:p>00:42</text:p>
          </table:table-cell>
          <table:table-cell table:formula="of:=IF([.F19]=0;0;[.F19]-[.E19])" office:value-type="time" office:time-value="PT00H13M29S" calcext:value-type="time">
            <text:p>13:29</text:p>
          </table:table-cell>
          <table:table-cell table:formula="of:=IF([.G19]=0;0;[.G19]-[.F19])" office:value-type="time" office:time-value="PT00H13M46S" calcext:value-type="time">
            <text:p>13:46</text:p>
          </table:table-cell>
          <table:table-cell table:formula="of:=IF([.H19]=0;0;[.H19]-[.G19])" office:value-type="time" office:time-value="PT00H12M45S" calcext:value-type="time">
            <text:p>12:45</text:p>
          </table:table-cell>
          <table:table-cell table:formula="of:=IF([.I19]=0;0;[.I19]-[.H19])" office:value-type="time" office:time-value="PT00H18M02S" calcext:value-type="time">
            <text:p>18:02</text:p>
          </table:table-cell>
          <table:table-cell table:formula="of:=IF([.J19]=0;0;[.J19]-[.I19])" office:value-type="time" office:time-value="PT00H11M03S" calcext:value-type="time">
            <text:p>11:03</text:p>
          </table:table-cell>
          <table:table-cell table:formula="of:=IF([.K19]=0;0;[.K19]-[.J19])" office:value-type="time" office:time-value="PT00H11M39S" calcext:value-type="time">
            <text:p>11:39</text:p>
          </table:table-cell>
          <table:table-cell table:formula="of:=IF([.L19]=0;0;[.L19]-[.K19])" office:value-type="time" office:time-value="PT00H18M54S" calcext:value-type="time">
            <text:p>18:54</text:p>
          </table:table-cell>
          <table:table-cell table:formula="of:=IF([.M19]=0;0;[.M19]-[.L19])" office:value-type="time" office:time-value="PT00H05M15S" calcext:value-type="time">
            <text:p>05:15</text:p>
          </table:table-cell>
          <table:table-cell/>
          <table:table-cell table:formula="of:=IF([.O19] = 0; 0; [.O19]-AVERAGE([.O$2:.O$22]))" office:value-type="time" office:time-value="-PT00H00M19.761905S" calcext:value-type="time">
            <text:p>-00:19</text:p>
          </table:table-cell>
          <table:table-cell table:formula="of:=IF([.P19] = 0; 0; [.P19]-AVERAGE([.P$2:.P$22]))" office:value-type="time" office:time-value="PT00H04M48.666667S" calcext:value-type="time">
            <text:p>04:48</text:p>
          </table:table-cell>
          <table:table-cell table:formula="of:=IF([.Q19] = 0; 0; [.Q19]-AVERAGE([.Q$2:.Q$22]))" office:value-type="time" office:time-value="PT00H00M11.285714S" calcext:value-type="time">
            <text:p>00:11</text:p>
          </table:table-cell>
          <table:table-cell table:formula="of:=IF([.R19] = 0; 0; [.R19]-AVERAGEIF([.R$2:.R$24]; &quot;&lt;&gt; 0&quot;))" office:value-type="time" office:time-value="PT00H01M13.217391304S" calcext:value-type="time">
            <text:p>01:13</text:p>
          </table:table-cell>
          <table:table-cell table:formula="of:=IF([.S19] = 0; 0; [.S19]-AVERAGEIF([.S$2:.S$24]; &quot;&lt;&gt; 0&quot;))" office:value-type="time" office:time-value="PT00H03M12.173913043S" calcext:value-type="time">
            <text:p>03:12</text:p>
          </table:table-cell>
          <table:table-cell table:formula="of:=IF([.T19] = 0; 0; [.T19]-AVERAGEIF([.T$2:.T$24]; &quot;&lt;&gt; 0&quot;))" office:value-type="time" office:time-value="PT00H00M22.52173913S" calcext:value-type="time">
            <text:p>00:22</text:p>
          </table:table-cell>
          <table:table-cell table:formula="of:=IF([.U19] = 0; 0; [.U19]-AVERAGEIF([.U$2:.U$24]; &quot;&lt;&gt; 0&quot;))" office:value-type="time" office:time-value="-PT00H01M29.782608696S" calcext:value-type="time">
            <text:p>-01:29</text:p>
          </table:table-cell>
          <table:table-cell table:formula="of:=IF([.V19] = 0; 0; [.V19]-AVERAGEIF([.V$2:.V$24]; &quot;&lt;&gt; 0&quot;))" office:value-type="time" office:time-value="PT00H02M03.782608696S" calcext:value-type="time">
            <text:p>02:03</text:p>
          </table:table-cell>
          <table:table-cell table:formula="of:=IF([.W19] = 0; 0; [.W19]-AVERAGEIF([.W$2:.W$24]; &quot;&lt;&gt; 0&quot;))" office:value-type="time" office:time-value="PT00H01M11.913043478S" calcext:value-type="time">
            <text:p>01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lt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26S" calcext:value-type="time">
            <text:p>15:01:26</text:p>
          </table:table-cell>
          <table:table-cell office:value-type="time" office:time-value="PT15H15M41S" calcext:value-type="time">
            <text:p>15:15:41</text:p>
          </table:table-cell>
          <table:table-cell office:value-type="time" office:time-value="PT15H34M03S" calcext:value-type="time">
            <text:p>15:34:03</text:p>
          </table:table-cell>
          <table:table-cell office:value-type="time" office:time-value="PT15H49M12S" calcext:value-type="time">
            <text:p>15:49:12</text:p>
          </table:table-cell>
          <table:table-cell office:value-type="time" office:time-value="PT16H09M36S" calcext:value-type="time">
            <text:p>16:09:36</text:p>
          </table:table-cell>
          <table:table-cell office:value-type="time" office:time-value="PT16H19M02S" calcext:value-type="time">
            <text:p>16:19:02</text:p>
          </table:table-cell>
          <table:table-cell office:value-type="time" office:time-value="PT16H28M59S" calcext:value-type="time">
            <text:p>16:28:59</text:p>
          </table:table-cell>
          <table:table-cell office:value-type="time" office:time-value="PT16H45M47S" calcext:value-type="time">
            <text:p>16:45:47</text:p>
          </table:table-cell>
          <table:table-cell office:value-type="time" office:time-value="PT16H49M28S" calcext:value-type="time">
            <text:p>16:49:28</text:p>
          </table:table-cell>
          <table:table-cell/>
          <table:table-cell table:formula="of:=IF([.E20]=0;0;[.E20]-[.D20])" office:value-type="time" office:time-value="PT00H01M26S" calcext:value-type="time">
            <text:p>01:26</text:p>
          </table:table-cell>
          <table:table-cell table:formula="of:=IF([.F20]=0;0;[.F20]-[.E20])" office:value-type="time" office:time-value="PT00H14M15S" calcext:value-type="time">
            <text:p>14:15</text:p>
          </table:table-cell>
          <table:table-cell table:formula="of:=IF([.G20]=0;0;[.G20]-[.F20])" office:value-type="time" office:time-value="PT00H18M22S" calcext:value-type="time">
            <text:p>18:22</text:p>
          </table:table-cell>
          <table:table-cell table:formula="of:=IF([.H20]=0;0;[.H20]-[.G20])" office:value-type="time" office:time-value="PT00H15M09S" calcext:value-type="time">
            <text:p>15:09</text:p>
          </table:table-cell>
          <table:table-cell table:formula="of:=IF([.I20]=0;0;[.I20]-[.H20])" office:value-type="time" office:time-value="PT00H20M24S" calcext:value-type="time">
            <text:p>20:24</text:p>
          </table:table-cell>
          <table:table-cell table:formula="of:=IF([.J20]=0;0;[.J20]-[.I20])" office:value-type="time" office:time-value="PT00H09M26S" calcext:value-type="time">
            <text:p>09:26</text:p>
          </table:table-cell>
          <table:table-cell table:formula="of:=IF([.K20]=0;0;[.K20]-[.J20])" office:value-type="time" office:time-value="PT00H09M57S" calcext:value-type="time">
            <text:p>09:57</text:p>
          </table:table-cell>
          <table:table-cell table:formula="of:=IF([.L20]=0;0;[.L20]-[.K20])" office:value-type="time" office:time-value="PT00H16M48S" calcext:value-type="time">
            <text:p>16:48</text:p>
          </table:table-cell>
          <table:table-cell table:formula="of:=IF([.M20]=0;0;[.M20]-[.L20])" office:value-type="time" office:time-value="PT00H03M41S" calcext:value-type="time">
            <text:p>03:41</text:p>
          </table:table-cell>
          <table:table-cell/>
          <table:table-cell table:formula="of:=IF([.O20] = 0; 0; [.O20]-AVERAGE([.O$2:.O$22]))" office:value-type="time" office:time-value="PT00H00M24.238095S" calcext:value-type="time">
            <text:p>00:24</text:p>
          </table:table-cell>
          <table:table-cell table:formula="of:=IF([.P20] = 0; 0; [.P20]-AVERAGE([.P$2:.P$22]))" office:value-type="time" office:time-value="PT00H05M34.666667S" calcext:value-type="time">
            <text:p>05:34</text:p>
          </table:table-cell>
          <table:table-cell table:formula="of:=IF([.Q20] = 0; 0; [.Q20]-AVERAGE([.Q$2:.Q$22]))" office:value-type="time" office:time-value="PT00H04M47.285714S" calcext:value-type="time">
            <text:p>04:47</text:p>
          </table:table-cell>
          <table:table-cell table:formula="of:=IF([.R20] = 0; 0; [.R20]-AVERAGEIF([.R$2:.R$24]; &quot;&lt;&gt; 0&quot;))" office:value-type="time" office:time-value="PT00H03M37.217391304S" calcext:value-type="time">
            <text:p>03:37</text:p>
          </table:table-cell>
          <table:table-cell table:formula="of:=IF([.S20] = 0; 0; [.S20]-AVERAGEIF([.S$2:.S$24]; &quot;&lt;&gt; 0&quot;))" office:value-type="time" office:time-value="PT00H05M34.173913043S" calcext:value-type="time">
            <text:p>05:34</text:p>
          </table:table-cell>
          <table:table-cell table:formula="of:=IF([.T20] = 0; 0; [.T20]-AVERAGEIF([.T$2:.T$24]; &quot;&lt;&gt; 0&quot;))" office:value-type="time" office:time-value="-PT00H01M14.47826087S" calcext:value-type="time">
            <text:p>-01:14</text:p>
          </table:table-cell>
          <table:table-cell table:formula="of:=IF([.U20] = 0; 0; [.U20]-AVERAGEIF([.U$2:.U$24]; &quot;&lt;&gt; 0&quot;))" office:value-type="time" office:time-value="-PT00H03M11.782608696S" calcext:value-type="time">
            <text:p>-03:11</text:p>
          </table:table-cell>
          <table:table-cell table:formula="of:=IF([.V20] = 0; 0; [.V20]-AVERAGEIF([.V$2:.V$24]; &quot;&lt;&gt; 0&quot;))" office:value-type="time" office:time-value="-PT00H00M02.217391304S" calcext:value-type="time">
            <text:p>-00:02</text:p>
          </table:table-cell>
          <table:table-cell table:formula="of:=IF([.W20] = 0; 0; [.W20]-AVERAGEIF([.W$2:.W$24]; &quot;&lt;&gt; 0&quot;))" office:value-type="time" office:time-value="-PT00H00M22.086956522S" calcext:value-type="time">
            <text:p>-00:2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ptic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8S" calcext:value-type="time">
            <text:p>15:01:18</text:p>
          </table:table-cell>
          <table:table-cell office:value-type="time" office:time-value="PT15H16M54S" calcext:value-type="time">
            <text:p>15:16:54</text:p>
          </table:table-cell>
          <table:table-cell office:value-type="time" office:time-value="PT15H32M55S" calcext:value-type="time">
            <text:p>15:32:55</text:p>
          </table:table-cell>
          <table:table-cell office:value-type="time" office:time-value="PT15H48M43S" calcext:value-type="time">
            <text:p>15:48:43</text:p>
          </table:table-cell>
          <table:table-cell office:value-type="time" office:time-value="PT16H08M08S" calcext:value-type="time">
            <text:p>16:08:08</text:p>
          </table:table-cell>
          <table:table-cell office:value-type="time" office:time-value="PT16H17M52S" calcext:value-type="time">
            <text:p>16:17:52</text:p>
          </table:table-cell>
          <table:table-cell office:value-type="time" office:time-value="PT16H29M46S" calcext:value-type="time">
            <text:p>16:29:46</text:p>
          </table:table-cell>
          <table:table-cell office:value-type="time" office:time-value="PT16H47M17S" calcext:value-type="time">
            <text:p>16:47:17</text:p>
          </table:table-cell>
          <table:table-cell office:value-type="time" office:time-value="PT16H53M32S" calcext:value-type="time">
            <text:p>16:53:32</text:p>
          </table:table-cell>
          <table:table-cell/>
          <table:table-cell table:formula="of:=IF([.E21]=0;0;[.E21]-[.D21])" office:value-type="time" office:time-value="PT00H01M18S" calcext:value-type="time">
            <text:p>01:18</text:p>
          </table:table-cell>
          <table:table-cell table:formula="of:=IF([.F21]=0;0;[.F21]-[.E21])" office:value-type="time" office:time-value="PT00H15M36S" calcext:value-type="time">
            <text:p>15:36</text:p>
          </table:table-cell>
          <table:table-cell table:formula="of:=IF([.G21]=0;0;[.G21]-[.F21])" office:value-type="time" office:time-value="PT00H16M01S" calcext:value-type="time">
            <text:p>16:01</text:p>
          </table:table-cell>
          <table:table-cell table:formula="of:=IF([.H21]=0;0;[.H21]-[.G21])" office:value-type="time" office:time-value="PT00H15M48S" calcext:value-type="time">
            <text:p>15:48</text:p>
          </table:table-cell>
          <table:table-cell table:formula="of:=IF([.I21]=0;0;[.I21]-[.H21])" office:value-type="time" office:time-value="PT00H19M25S" calcext:value-type="time">
            <text:p>19:25</text:p>
          </table:table-cell>
          <table:table-cell table:formula="of:=IF([.J21]=0;0;[.J21]-[.I21])" office:value-type="time" office:time-value="PT00H09M44S" calcext:value-type="time">
            <text:p>09:44</text:p>
          </table:table-cell>
          <table:table-cell table:formula="of:=IF([.K21]=0;0;[.K21]-[.J21])" office:value-type="time" office:time-value="PT00H11M54S" calcext:value-type="time">
            <text:p>11:54</text:p>
          </table:table-cell>
          <table:table-cell table:formula="of:=IF([.L21]=0;0;[.L21]-[.K21])" office:value-type="time" office:time-value="PT00H17M31S" calcext:value-type="time">
            <text:p>17:31</text:p>
          </table:table-cell>
          <table:table-cell table:formula="of:=IF([.M21]=0;0;[.M21]-[.L21])" office:value-type="time" office:time-value="PT00H06M15S" calcext:value-type="time">
            <text:p>06:15</text:p>
          </table:table-cell>
          <table:table-cell/>
          <table:table-cell table:formula="of:=IF([.O21] = 0; 0; [.O21]-AVERAGE([.O$2:.O$22]))" office:value-type="time" office:time-value="PT00H00M16.238095S" calcext:value-type="time">
            <text:p>00:16</text:p>
          </table:table-cell>
          <table:table-cell table:formula="of:=IF([.P21] = 0; 0; [.P21]-AVERAGE([.P$2:.P$22]))" office:value-type="time" office:time-value="PT00H06M55.666667S" calcext:value-type="time">
            <text:p>06:55</text:p>
          </table:table-cell>
          <table:table-cell table:formula="of:=IF([.Q21] = 0; 0; [.Q21]-AVERAGE([.Q$2:.Q$22]))" office:value-type="time" office:time-value="PT00H02M26.285714S" calcext:value-type="time">
            <text:p>02:26</text:p>
          </table:table-cell>
          <table:table-cell table:formula="of:=IF([.R21] = 0; 0; [.R21]-AVERAGEIF([.R$2:.R$24]; &quot;&lt;&gt; 0&quot;))" office:value-type="time" office:time-value="PT00H04M16.217391304S" calcext:value-type="time">
            <text:p>04:16</text:p>
          </table:table-cell>
          <table:table-cell table:formula="of:=IF([.S21] = 0; 0; [.S21]-AVERAGEIF([.S$2:.S$24]; &quot;&lt;&gt; 0&quot;))" office:value-type="time" office:time-value="PT00H04M35.173913043S" calcext:value-type="time">
            <text:p>04:35</text:p>
          </table:table-cell>
          <table:table-cell table:formula="of:=IF([.T21] = 0; 0; [.T21]-AVERAGEIF([.T$2:.T$24]; &quot;&lt;&gt; 0&quot;))" office:value-type="time" office:time-value="-PT00H00M56.47826087S" calcext:value-type="time">
            <text:p>-00:56</text:p>
          </table:table-cell>
          <table:table-cell table:formula="of:=IF([.U21] = 0; 0; [.U21]-AVERAGEIF([.U$2:.U$24]; &quot;&lt;&gt; 0&quot;))" office:value-type="time" office:time-value="-PT00H01M14.782608696S" calcext:value-type="time">
            <text:p>-01:14</text:p>
          </table:table-cell>
          <table:table-cell table:formula="of:=IF([.V21] = 0; 0; [.V21]-AVERAGEIF([.V$2:.V$24]; &quot;&lt;&gt; 0&quot;))" office:value-type="time" office:time-value="PT00H00M40.782608696S" calcext:value-type="time">
            <text:p>00:40</text:p>
          </table:table-cell>
          <table:table-cell table:formula="of:=IF([.W21] = 0; 0; [.W21]-AVERAGEIF([.W$2:.W$24]; &quot;&lt;&gt; 0&quot;))" office:value-type="time" office:time-value="PT00H02M11.913043478S" calcext:value-type="time">
            <text:p>02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um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2M05S" calcext:value-type="time">
            <text:p>15:02:05</text:p>
          </table:table-cell>
          <table:table-cell office:value-type="time" office:time-value="PT15H13M29S" calcext:value-type="time">
            <text:p>15:13:29</text:p>
          </table:table-cell>
          <table:table-cell office:value-type="time" office:time-value="PT15H27M10S" calcext:value-type="time">
            <text:p>15:27:10</text:p>
          </table:table-cell>
          <table:table-cell office:value-type="time" office:time-value="PT15H39M33S" calcext:value-type="time">
            <text:p>15:39:33</text:p>
          </table:table-cell>
          <table:table-cell office:value-type="time" office:time-value="PT15H53M51S" calcext:value-type="time">
            <text:p>15:53:51</text:p>
          </table:table-cell>
          <table:table-cell office:value-type="time" office:time-value="PT16H03M10S" calcext:value-type="time">
            <text:p>16:03:10</text:p>
          </table:table-cell>
          <table:table-cell office:value-type="time" office:time-value="PT16H29M37S" calcext:value-type="time">
            <text:p>16:29:37</text:p>
          </table:table-cell>
          <table:table-cell office:value-type="time" office:time-value="PT16H49M44S" calcext:value-type="time">
            <text:p>16:49:44</text:p>
          </table:table-cell>
          <table:table-cell office:value-type="time" office:time-value="PT16H54M11S" calcext:value-type="time">
            <text:p>16:54:11</text:p>
          </table:table-cell>
          <table:table-cell/>
          <table:table-cell table:formula="of:=IF([.E22]=0;0;[.E22]-[.D22])" office:value-type="time" office:time-value="PT00H02M05S" calcext:value-type="time">
            <text:p>02:05</text:p>
          </table:table-cell>
          <table:table-cell table:formula="of:=IF([.F22]=0;0;[.F22]-[.E22])" office:value-type="time" office:time-value="PT00H11M24S" calcext:value-type="time">
            <text:p>11:24</text:p>
          </table:table-cell>
          <table:table-cell table:formula="of:=IF([.G22]=0;0;[.G22]-[.F22])" office:value-type="time" office:time-value="PT00H13M41S" calcext:value-type="time">
            <text:p>13:41</text:p>
          </table:table-cell>
          <table:table-cell table:formula="of:=IF([.H22]=0;0;[.H22]-[.G22])" office:value-type="time" office:time-value="PT00H12M23S" calcext:value-type="time">
            <text:p>12:23</text:p>
          </table:table-cell>
          <table:table-cell table:formula="of:=IF([.I22]=0;0;[.I22]-[.H22])" office:value-type="time" office:time-value="PT00H14M18S" calcext:value-type="time">
            <text:p>14:18</text:p>
          </table:table-cell>
          <table:table-cell table:formula="of:=IF([.J22]=0;0;[.J22]-[.I22])" office:value-type="time" office:time-value="PT00H09M19S" calcext:value-type="time">
            <text:p>09:19</text:p>
          </table:table-cell>
          <table:table-cell table:formula="of:=IF([.K22]=0;0;[.K22]-[.J22])" office:value-type="time" office:time-value="PT00H26M27S" calcext:value-type="time">
            <text:p>26:27</text:p>
          </table:table-cell>
          <table:table-cell table:formula="of:=IF([.L22]=0;0;[.L22]-[.K22])" office:value-type="time" office:time-value="PT00H20M07S" calcext:value-type="time">
            <text:p>20:07</text:p>
          </table:table-cell>
          <table:table-cell table:formula="of:=IF([.M22]=0;0;[.M22]-[.L22])" office:value-type="time" office:time-value="PT00H04M27S" calcext:value-type="time">
            <text:p>04:27</text:p>
          </table:table-cell>
          <table:table-cell/>
          <table:table-cell table:formula="of:=IF([.O22] = 0; 0; [.O22]-AVERAGE([.O$2:.O$22]))" office:value-type="time" office:time-value="PT00H01M03.238095S" calcext:value-type="time">
            <text:p>01:03</text:p>
          </table:table-cell>
          <table:table-cell table:formula="of:=IF([.P22] = 0; 0; [.P22]-AVERAGE([.P$2:.P$22]))" office:value-type="time" office:time-value="PT00H02M43.666667S" calcext:value-type="time">
            <text:p>02:43</text:p>
          </table:table-cell>
          <table:table-cell table:formula="of:=IF([.Q22] = 0; 0; [.Q22]-AVERAGE([.Q$2:.Q$22]))" office:value-type="time" office:time-value="PT00H00M06.285714S" calcext:value-type="time">
            <text:p>00:06</text:p>
          </table:table-cell>
          <table:table-cell table:formula="of:=IF([.R22] = 0; 0; [.R22]-AVERAGEIF([.R$2:.R$24]; &quot;&lt;&gt; 0&quot;))" office:value-type="time" office:time-value="PT00H00M51.217391304S" calcext:value-type="time">
            <text:p>00:51</text:p>
          </table:table-cell>
          <table:table-cell table:formula="of:=IF([.S22] = 0; 0; [.S22]-AVERAGEIF([.S$2:.S$24]; &quot;&lt;&gt; 0&quot;))" office:value-type="time" office:time-value="-PT00H00M31.826086957S" calcext:value-type="time">
            <text:p>-00:31</text:p>
          </table:table-cell>
          <table:table-cell table:formula="of:=IF([.T22] = 0; 0; [.T22]-AVERAGEIF([.T$2:.T$24]; &quot;&lt;&gt; 0&quot;))" office:value-type="time" office:time-value="-PT00H01M21.47826087S" calcext:value-type="time">
            <text:p>-01:21</text:p>
          </table:table-cell>
          <table:table-cell table:formula="of:=IF([.U22] = 0; 0; [.U22]-AVERAGEIF([.U$2:.U$24]; &quot;&lt;&gt; 0&quot;))" office:value-type="time" office:time-value="PT00H13M18.217391304S" calcext:value-type="time">
            <text:p>13:18</text:p>
          </table:table-cell>
          <table:table-cell table:formula="of:=IF([.V22] = 0; 0; [.V22]-AVERAGEIF([.V$2:.V$24]; &quot;&lt;&gt; 0&quot;))" office:value-type="time" office:time-value="PT00H03M16.782608696S" calcext:value-type="time">
            <text:p>03:16</text:p>
          </table:table-cell>
          <table:table-cell table:formula="of:=IF([.W22] = 0; 0; [.W22]-AVERAGEIF([.W$2:.W$24]; &quot;&lt;&gt; 0&quot;))" office:value-type="time" office:time-value="PT00H00M23.913043478S" calcext:value-type="time">
            <text:p>00:2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gma 10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5S" calcext:value-type="time">
            <text:p>15:00:45</text:p>
          </table:table-cell>
          <table:table-cell office:value-type="time" office:time-value="PT15H11M51S" calcext:value-type="time">
            <text:p>15:11:51</text:p>
          </table:table-cell>
          <table:table-cell office:value-type="time" office:time-value="PT15H30M26S" calcext:value-type="time">
            <text:p>15:30:26</text:p>
          </table:table-cell>
          <table:table-cell office:value-type="time" office:time-value="PT15H42M29S" calcext:value-type="time">
            <text:p>15:42:29</text:p>
          </table:table-cell>
          <table:table-cell office:value-type="time" office:time-value="PT16H08M35S" calcext:value-type="time">
            <text:p>16:08:35</text:p>
          </table:table-cell>
          <table:table-cell office:value-type="time" office:time-value="PT16H18M20S" calcext:value-type="time">
            <text:p>16:18:20</text:p>
          </table:table-cell>
          <table:table-cell office:value-type="time" office:time-value="PT16H31M41S" calcext:value-type="time">
            <text:p>16:31:41</text:p>
          </table:table-cell>
          <table:table-cell office:value-type="time" office:time-value="PT16H50M36S" calcext:value-type="time">
            <text:p>16:50:36</text:p>
          </table:table-cell>
          <table:table-cell office:value-type="time" office:time-value="PT16H54M59S" calcext:value-type="time">
            <text:p>16:54:59</text:p>
          </table:table-cell>
          <table:table-cell/>
          <table:table-cell table:formula="of:=IF([.E23]=0;0;[.E23]-[.D23])" office:value-type="time" office:time-value="PT00H00M45S" calcext:value-type="time">
            <text:p>00:45</text:p>
          </table:table-cell>
          <table:table-cell table:formula="of:=IF([.F23]=0;0;[.F23]-[.E23])" office:value-type="time" office:time-value="PT00H11M06S" calcext:value-type="time">
            <text:p>11:06</text:p>
          </table:table-cell>
          <table:table-cell table:formula="of:=IF([.G23]=0;0;[.G23]-[.F23])" office:value-type="time" office:time-value="PT00H18M35S" calcext:value-type="time">
            <text:p>18:35</text:p>
          </table:table-cell>
          <table:table-cell table:formula="of:=IF([.H23]=0;0;[.H23]-[.G23])" office:value-type="time" office:time-value="PT00H12M03S" calcext:value-type="time">
            <text:p>12:03</text:p>
          </table:table-cell>
          <table:table-cell table:formula="of:=IF([.I23]=0;0;[.I23]-[.H23])" office:value-type="time" office:time-value="PT00H26M06S" calcext:value-type="time">
            <text:p>26:06</text:p>
          </table:table-cell>
          <table:table-cell table:formula="of:=IF([.J23]=0;0;[.J23]-[.I23])" office:value-type="time" office:time-value="PT00H09M45S" calcext:value-type="time">
            <text:p>09:45</text:p>
          </table:table-cell>
          <table:table-cell table:formula="of:=IF([.K23]=0;0;[.K23]-[.J23])" office:value-type="time" office:time-value="PT00H13M21S" calcext:value-type="time">
            <text:p>13:21</text:p>
          </table:table-cell>
          <table:table-cell table:formula="of:=IF([.L23]=0;0;[.L23]-[.K23])" office:value-type="time" office:time-value="PT00H18M55S" calcext:value-type="time">
            <text:p>18:55</text:p>
          </table:table-cell>
          <table:table-cell table:formula="of:=IF([.M23]=0;0;[.M23]-[.L23])" office:value-type="time" office:time-value="PT00H04M23S" calcext:value-type="time">
            <text:p>04:23</text:p>
          </table:table-cell>
          <table:table-cell/>
          <table:table-cell table:formula="of:=IF([.O23] = 0; 0; [.O23]-AVERAGE([.O$2:.O$22]))" office:value-type="time" office:time-value="-PT00H00M16.761905S" calcext:value-type="time">
            <text:p>-00:16</text:p>
          </table:table-cell>
          <table:table-cell table:formula="of:=IF([.P23] = 0; 0; [.P23]-AVERAGE([.P$2:.P$22]))" office:value-type="time" office:time-value="PT00H02M25.666667S" calcext:value-type="time">
            <text:p>02:25</text:p>
          </table:table-cell>
          <table:table-cell table:formula="of:=IF([.Q23] = 0; 0; [.Q23]-AVERAGE([.Q$2:.Q$22]))" office:value-type="time" office:time-value="PT00H05M00.285714S" calcext:value-type="time">
            <text:p>05:00</text:p>
          </table:table-cell>
          <table:table-cell table:formula="of:=IF([.R23] = 0; 0; [.R23]-AVERAGEIF([.R$2:.R$24]; &quot;&lt;&gt; 0&quot;))" office:value-type="time" office:time-value="PT00H00M31.217391304S" calcext:value-type="time">
            <text:p>00:31</text:p>
          </table:table-cell>
          <table:table-cell table:formula="of:=IF([.S23] = 0; 0; [.S23]-AVERAGEIF([.S$2:.S$24]; &quot;&lt;&gt; 0&quot;))" office:value-type="time" office:time-value="PT00H11M16.173913043S" calcext:value-type="time">
            <text:p>11:16</text:p>
          </table:table-cell>
          <table:table-cell table:formula="of:=IF([.T23] = 0; 0; [.T23]-AVERAGEIF([.T$2:.T$24]; &quot;&lt;&gt; 0&quot;))" office:value-type="time" office:time-value="-PT00H00M55.47826087S" calcext:value-type="time">
            <text:p>-00:55</text:p>
          </table:table-cell>
          <table:table-cell table:formula="of:=IF([.U23] = 0; 0; [.U23]-AVERAGEIF([.U$2:.U$24]; &quot;&lt;&gt; 0&quot;))" office:value-type="time" office:time-value="PT00H00M12.217391304S" calcext:value-type="time">
            <text:p>00:12</text:p>
          </table:table-cell>
          <table:table-cell table:formula="of:=IF([.V23] = 0; 0; [.V23]-AVERAGEIF([.V$2:.V$24]; &quot;&lt;&gt; 0&quot;))" office:value-type="time" office:time-value="PT00H02M04.782608696S" calcext:value-type="time">
            <text:p>02:04</text:p>
          </table:table-cell>
          <table:table-cell table:formula="of:=IF([.W23] = 0; 0; [.W23]-AVERAGEIF([.W$2:.W$24]; &quot;&lt;&gt; 0&quot;))" office:value-type="time" office:time-value="PT00H00M19.913043478S" calcext:value-type="time">
            <text:p>00:19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olt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33S" calcext:value-type="time">
            <text:p>15:01:33</text:p>
          </table:table-cell>
          <table:table-cell office:value-type="time" office:time-value="PT15H12M33S" calcext:value-type="time">
            <text:p>15:12:33</text:p>
          </table:table-cell>
          <table:table-cell office:value-type="time" office:time-value="PT15H31M10S" calcext:value-type="time">
            <text:p>15:31:10</text:p>
          </table:table-cell>
          <table:table-cell office:value-type="time" office:time-value="PT15H42M45S" calcext:value-type="time">
            <text:p>15:42:45</text:p>
          </table:table-cell>
          <table:table-cell office:value-type="time" office:time-value="PT16H08M27S" calcext:value-type="time">
            <text:p>16:08:27</text:p>
          </table:table-cell>
          <table:table-cell office:value-type="time" office:time-value="PT16H18M06S" calcext:value-type="time">
            <text:p>16:18:06</text:p>
          </table:table-cell>
          <table:table-cell office:value-type="time" office:time-value="PT16H30M49S" calcext:value-type="time">
            <text:p>16:30:49</text:p>
          </table:table-cell>
          <table:table-cell office:value-type="time" office:time-value="PT16H51M54S" calcext:value-type="time">
            <text:p>16:51:54</text:p>
          </table:table-cell>
          <table:table-cell office:value-type="time" office:time-value="PT16H56M23S" calcext:value-type="time">
            <text:p>16:56:23</text:p>
          </table:table-cell>
          <table:table-cell/>
          <table:table-cell table:formula="of:=IF([.E24]=0;0;[.E24]-[.D24])" office:value-type="time" office:time-value="PT00H01M33S" calcext:value-type="time">
            <text:p>01:33</text:p>
          </table:table-cell>
          <table:table-cell table:formula="of:=IF([.F24]=0;0;[.F24]-[.E24])" office:value-type="time" office:time-value="PT00H11M00S" calcext:value-type="time">
            <text:p>11:00</text:p>
          </table:table-cell>
          <table:table-cell table:formula="of:=IF([.G24]=0;0;[.G24]-[.F24])" office:value-type="time" office:time-value="PT00H18M37S" calcext:value-type="time">
            <text:p>18:37</text:p>
          </table:table-cell>
          <table:table-cell table:formula="of:=IF([.H24]=0;0;[.H24]-[.G24])" office:value-type="time" office:time-value="PT00H11M35S" calcext:value-type="time">
            <text:p>11:35</text:p>
          </table:table-cell>
          <table:table-cell table:formula="of:=IF([.I24]=0;0;[.I24]-[.H24])" office:value-type="time" office:time-value="PT00H25M42S" calcext:value-type="time">
            <text:p>25:42</text:p>
          </table:table-cell>
          <table:table-cell table:formula="of:=IF([.J24]=0;0;[.J24]-[.I24])" office:value-type="time" office:time-value="PT00H09M39S" calcext:value-type="time">
            <text:p>09:39</text:p>
          </table:table-cell>
          <table:table-cell table:formula="of:=IF([.K24]=0;0;[.K24]-[.J24])" office:value-type="time" office:time-value="PT00H12M43S" calcext:value-type="time">
            <text:p>12:43</text:p>
          </table:table-cell>
          <table:table-cell table:formula="of:=IF([.L24]=0;0;[.L24]-[.K24])" office:value-type="time" office:time-value="PT00H21M05S" calcext:value-type="time">
            <text:p>21:05</text:p>
          </table:table-cell>
          <table:table-cell table:formula="of:=IF([.M24]=0;0;[.M24]-[.L24])" office:value-type="time" office:time-value="PT00H04M29S" calcext:value-type="time">
            <text:p>04:29</text:p>
          </table:table-cell>
          <table:table-cell/>
          <table:table-cell table:formula="of:=IF([.O24] = 0; 0; [.O24]-AVERAGE([.O$2:.O$22]))" office:value-type="time" office:time-value="PT00H00M31.238095S" calcext:value-type="time">
            <text:p>00:31</text:p>
          </table:table-cell>
          <table:table-cell table:formula="of:=IF([.P24] = 0; 0; [.P24]-AVERAGE([.P$2:.P$22]))" office:value-type="time" office:time-value="PT00H02M19.666667S" calcext:value-type="time">
            <text:p>02:19</text:p>
          </table:table-cell>
          <table:table-cell table:formula="of:=IF([.Q24] = 0; 0; [.Q24]-AVERAGE([.Q$2:.Q$22]))" office:value-type="time" office:time-value="PT00H05M02.285714S" calcext:value-type="time">
            <text:p>05:02</text:p>
          </table:table-cell>
          <table:table-cell table:formula="of:=IF([.R24] = 0; 0; [.R24]-AVERAGEIF([.R$2:.R$24]; &quot;&lt;&gt; 0&quot;))" office:value-type="time" office:time-value="PT00H00M03.217391304S" calcext:value-type="time">
            <text:p>00:03</text:p>
          </table:table-cell>
          <table:table-cell table:formula="of:=IF([.S24] = 0; 0; [.S24]-AVERAGEIF([.S$2:.S$24]; &quot;&lt;&gt; 0&quot;))" office:value-type="time" office:time-value="PT00H10M52.173913043S" calcext:value-type="time">
            <text:p>10:52</text:p>
          </table:table-cell>
          <table:table-cell table:formula="of:=IF([.T24] = 0; 0; [.T24]-AVERAGEIF([.T$2:.T$24]; &quot;&lt;&gt; 0&quot;))" office:value-type="time" office:time-value="-PT00H01M01.47826087S" calcext:value-type="time">
            <text:p>-01:01</text:p>
          </table:table-cell>
          <table:table-cell table:formula="of:=IF([.U24] = 0; 0; [.U24]-AVERAGEIF([.U$2:.U$24]; &quot;&lt;&gt; 0&quot;))" office:value-type="time" office:time-value="-PT00H00M25.782608696S" calcext:value-type="time">
            <text:p>-00:25</text:p>
          </table:table-cell>
          <table:table-cell table:formula="of:=IF([.V24] = 0; 0; [.V24]-AVERAGEIF([.V$2:.V$24]; &quot;&lt;&gt; 0&quot;))" office:value-type="time" office:time-value="PT00H04M14.782608696S" calcext:value-type="time">
            <text:p>04:14</text:p>
          </table:table-cell>
          <table:table-cell table:formula="of:=IF([.W24] = 0; 0; [.W24]-AVERAGEIF([.W$2:.W$24]; &quot;&lt;&gt; 0&quot;))" office:value-type="time" office:time-value="PT00H00M25.913043478S" calcext:value-type="time">
            <text:p>00:2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5S" calcext:value-type="time">
            <text:p>15:01:05</text:p>
          </table:table-cell>
          <table:table-cell office:value-type="time" office:time-value="PT15H07M02S" calcext:value-type="time">
            <text:p>15:07:02</text:p>
          </table:table-cell>
          <table:table-cell office:value-type="time" office:time-value="PT15H19M40S" calcext:value-type="time">
            <text:p>15:19:40</text:p>
          </table:table-cell>
          <table:table-cell office:value-type="time" office:time-value="PT15H30M55S" calcext:value-type="time">
            <text:p>15:30:55</text:p>
          </table:table-cell>
          <table:table-cell office:value-type="time" office:time-value="PT15H45M50S" calcext:value-type="time">
            <text:p>15:45:50</text:p>
          </table:table-cell>
          <table:table-cell office:value-type="time" office:time-value="PT15H54M13S" calcext:value-type="time">
            <text:p>15:54:13</text:p>
          </table:table-cell>
          <table:table-cell office:value-type="time" office:time-value="PT16H05M53S" calcext:value-type="time">
            <text:p>16:05:53</text:p>
          </table:table-cell>
          <table:table-cell office:value-type="time" office:time-value="PT16H29M05S" calcext:value-type="time">
            <text:p>16:29:05</text:p>
          </table:table-cell>
          <table:table-cell table:style-name="ce1"/>
          <table:table-cell/>
          <table:table-cell table:formula="of:=IF([.E25]=0;0;[.E25]-[.D25])" office:value-type="time" office:time-value="PT00H01M05S" calcext:value-type="time">
            <text:p>01:05</text:p>
          </table:table-cell>
          <table:table-cell table:formula="of:=IF([.F25]=0;0;[.F25]-[.E25])" office:value-type="time" office:time-value="PT00H05M57S" calcext:value-type="time">
            <text:p>05:57</text:p>
          </table:table-cell>
          <table:table-cell table:formula="of:=IF([.G25]=0;0;[.G25]-[.F25])" office:value-type="time" office:time-value="PT00H12M38S" calcext:value-type="time">
            <text:p>12:38</text:p>
          </table:table-cell>
          <table:table-cell table:formula="of:=IF([.H25]=0;0;[.H25]-[.G25])" office:value-type="time" office:time-value="PT00H11M15S" calcext:value-type="time">
            <text:p>11:15</text:p>
          </table:table-cell>
          <table:table-cell table:formula="of:=IF([.I25]=0;0;[.I25]-[.H25])" office:value-type="time" office:time-value="PT00H14M55S" calcext:value-type="time">
            <text:p>14:55</text:p>
          </table:table-cell>
          <table:table-cell table:formula="of:=IF([.J25]=0;0;[.J25]-[.I25])" office:value-type="time" office:time-value="PT00H08M23S" calcext:value-type="time">
            <text:p>08:23</text:p>
          </table:table-cell>
          <table:table-cell table:formula="of:=IF([.K25]=0;0;[.K25]-[.J25])" office:value-type="time" office:time-value="PT00H11M40S" calcext:value-type="time">
            <text:p>11:40</text:p>
          </table:table-cell>
          <table:table-cell table:formula="of:=IF([.L25]=0;0;[.L25]-[.K25])" office:value-type="time" office:time-value="PT00H23M12S" calcext:value-type="time">
            <text:p>23:12</text:p>
          </table:table-cell>
          <table:table-cell table:number-columns-repeated="2"/>
          <table:table-cell table:formula="of:=IF([.O25] = 0; 0; [.O25]-AVERAGE([.O$2:.O$22]))" office:value-type="time" office:time-value="PT00H00M03.238095S" calcext:value-type="time">
            <text:p>00:03</text:p>
          </table:table-cell>
          <table:table-cell table:formula="of:=IF([.P25] = 0; 0; [.P25]-AVERAGE([.P$2:.P$22]))" office:value-type="time" office:time-value="-PT00H02M43.333333S" calcext:value-type="time">
            <text:p>-02:43</text:p>
          </table:table-cell>
          <table:table-cell table:formula="of:=IF([.Q25] = 0; 0; [.Q25]-AVERAGE([.Q$2:.Q$22]))" office:value-type="time" office:time-value="-PT00H00M56.714286S" calcext:value-type="time">
            <text:p>-00:56</text:p>
          </table:table-cell>
          <table:table-cell table:formula="of:=IF([.R25] = 0; 0; [.R25]-AVERAGEIF([.R$2:.R$24]; &quot;&lt;&gt; 0&quot;))" office:value-type="time" office:time-value="-PT00H00M16.782608696S" calcext:value-type="time">
            <text:p>-00:16</text:p>
          </table:table-cell>
          <table:table-cell table:formula="of:=IF([.S25] = 0; 0; [.S25]-AVERAGEIF([.S$2:.S$24]; &quot;&lt;&gt; 0&quot;))" office:value-type="time" office:time-value="PT00H00M05.173913043S" calcext:value-type="time">
            <text:p>00:05</text:p>
          </table:table-cell>
          <table:table-cell table:formula="of:=IF([.T25] = 0; 0; [.T25]-AVERAGEIF([.T$2:.T$24]; &quot;&lt;&gt; 0&quot;))" office:value-type="time" office:time-value="-PT00H02M17.47826087S" calcext:value-type="time">
            <text:p>-02:17</text:p>
          </table:table-cell>
          <table:table-cell table:formula="of:=IF([.U25] = 0; 0; [.U25]-AVERAGEIF([.U$2:.U$24]; &quot;&lt;&gt; 0&quot;))" office:value-type="time" office:time-value="-PT00H01M28.782608696S" calcext:value-type="time">
            <text:p>-01:28</text:p>
          </table:table-cell>
          <table:table-cell table:formula="of:=IF([.V25] = 0; 0; [.V25]-AVERAGEIF([.V$2:.V$24]; &quot;&lt;&gt; 0&quot;))" office:value-type="time" office:time-value="PT00H06M21.782608696S" calcext:value-type="time">
            <text:p>06:21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rtik 4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25S" calcext:value-type="time">
            <text:p>15:01:25</text:p>
          </table:table-cell>
          <table:table-cell office:value-type="time" office:time-value="PT15H15M13S" calcext:value-type="time">
            <text:p>15:15:13</text:p>
          </table:table-cell>
          <table:table-cell office:value-type="time" office:time-value="PT15H33M11S" calcext:value-type="time">
            <text:p>15:33:11</text:p>
          </table:table-cell>
          <table:table-cell office:value-type="time" office:time-value="PT15H50M19S" calcext:value-type="time">
            <text:p>15:50:19</text:p>
          </table:table-cell>
          <table:table-cell office:value-type="time" office:time-value="PT16H12M59S" calcext:value-type="time">
            <text:p>16:12:59</text:p>
          </table:table-cell>
          <table:table-cell office:value-type="time" office:time-value="PT16H34M51S" calcext:value-type="time">
            <text:p>16:34:51</text:p>
          </table:table-cell>
          <table:table-cell office:value-type="time" office:time-value="PT16H57M44S" calcext:value-type="time">
            <text:p>16:57:44</text:p>
          </table:table-cell>
          <table:table-cell table:style-name="ce1" table:number-columns-repeated="2"/>
          <table:table-cell table:style-name="Default"/>
          <table:table-cell table:formula="of:=IF([.E26]=0;0;[.E26]-[.D26])" office:value-type="time" office:time-value="PT00H01M25S" calcext:value-type="time">
            <text:p>01:25</text:p>
          </table:table-cell>
          <table:table-cell table:formula="of:=IF([.F26]=0;0;[.F26]-[.E26])" office:value-type="time" office:time-value="PT00H13M48S" calcext:value-type="time">
            <text:p>13:48</text:p>
          </table:table-cell>
          <table:table-cell table:formula="of:=IF([.G26]=0;0;[.G26]-[.F26])" office:value-type="time" office:time-value="PT00H17M58S" calcext:value-type="time">
            <text:p>17:58</text:p>
          </table:table-cell>
          <table:table-cell table:formula="of:=IF([.H26]=0;0;[.H26]-[.G26])" office:value-type="time" office:time-value="PT00H17M08S" calcext:value-type="time">
            <text:p>17:08</text:p>
          </table:table-cell>
          <table:table-cell table:formula="of:=IF([.I26]=0;0;[.I26]-[.H26])" office:value-type="time" office:time-value="PT00H22M40S" calcext:value-type="time">
            <text:p>22:40</text:p>
          </table:table-cell>
          <table:table-cell table:formula="of:=IF([.J26]=0;0;[.J26]-[.I26])" office:value-type="time" office:time-value="PT00H21M52S" calcext:value-type="time">
            <text:p>21:52</text:p>
          </table:table-cell>
          <table:table-cell table:formula="of:=IF([.K26]=0;0;[.K26]-[.J26])" office:value-type="time" office:time-value="PT00H22M53S" calcext:value-type="time">
            <text:p>22:53</text:p>
          </table:table-cell>
          <table:table-cell/>
          <table:table-cell table:style-name="Default"/>
          <table:table-cell/>
          <table:table-cell table:formula="of:=IF([.O26] = 0; 0; [.O26]-AVERAGE([.O$2:.O$22]))" office:value-type="time" office:time-value="PT00H00M23.238095S" calcext:value-type="time">
            <text:p>00:23</text:p>
          </table:table-cell>
          <table:table-cell table:formula="of:=IF([.P26] = 0; 0; [.P26]-AVERAGE([.P$2:.P$22]))" office:value-type="time" office:time-value="PT00H05M07.666667S" calcext:value-type="time">
            <text:p>05:07</text:p>
          </table:table-cell>
          <table:table-cell table:formula="of:=IF([.Q26] = 0; 0; [.Q26]-AVERAGE([.Q$2:.Q$22]))" office:value-type="time" office:time-value="PT00H04M23.285714S" calcext:value-type="time">
            <text:p>04:23</text:p>
          </table:table-cell>
          <table:table-cell table:formula="of:=IF([.R26] = 0; 0; [.R26]-AVERAGEIF([.R$2:.R$24]; &quot;&lt;&gt; 0&quot;))" office:value-type="time" office:time-value="PT00H05M36.217391304S" calcext:value-type="time">
            <text:p>05:36</text:p>
          </table:table-cell>
          <table:table-cell table:formula="of:=IF([.S26] = 0; 0; [.S26]-AVERAGEIF([.S$2:.S$24]; &quot;&lt;&gt; 0&quot;))" office:value-type="time" office:time-value="PT00H07M50.173913043S" calcext:value-type="time">
            <text:p>07:50</text:p>
          </table:table-cell>
          <table:table-cell table:formula="of:=IF([.T26] = 0; 0; [.T26]-AVERAGEIF([.T$2:.T$24]; &quot;&lt;&gt; 0&quot;))" office:value-type="time" office:time-value="PT00H11M11.52173913S" calcext:value-type="time">
            <text:p>11:11</text:p>
          </table:table-cell>
          <table:table-cell table:formula="of:=IF([.U26] = 0; 0; [.U26]-AVERAGEIF([.U$2:.U$24]; &quot;&lt;&gt; 0&quot;))" office:value-type="time" office:time-value="PT00H09M44.217391304S" calcext:value-type="time">
            <text:p>09:44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4S" calcext:value-type="time">
            <text:p>15:01:14</text:p>
          </table:table-cell>
          <table:table-cell office:value-type="time" office:time-value="PT15H12M00S" calcext:value-type="time">
            <text:p>15:12:00</text:p>
          </table:table-cell>
          <table:table-cell office:value-type="time" office:time-value="PT15H26M27S" calcext:value-type="time">
            <text:p>15:26:27</text:p>
          </table:table-cell>
          <table:table-cell office:value-type="time" office:time-value="PT15H37M28S" calcext:value-type="time">
            <text:p>15:37:28</text:p>
          </table:table-cell>
          <table:table-cell office:value-type="time" office:time-value="PT15H52M23S" calcext:value-type="time">
            <text:p>15:52:23</text:p>
          </table:table-cell>
          <table:table-cell office:value-type="time" office:time-value="PT15H59M43S" calcext:value-type="time">
            <text:p>15:59:43</text:p>
          </table:table-cell>
          <table:table-cell office:value-type="time" office:time-value="PT16H15M50S" calcext:value-type="time">
            <text:p>16:15:50</text:p>
          </table:table-cell>
          <table:table-cell table:style-name="ce1" table:number-columns-repeated="2"/>
          <table:table-cell table:style-name="Default"/>
          <table:table-cell table:formula="of:=IF([.E27]=0;0;[.E27]-[.D27])" office:value-type="time" office:time-value="PT00H01M14S" calcext:value-type="time">
            <text:p>01:14</text:p>
          </table:table-cell>
          <table:table-cell table:formula="of:=IF([.F27]=0;0;[.F27]-[.E27])" office:value-type="time" office:time-value="PT00H10M46S" calcext:value-type="time">
            <text:p>10:46</text:p>
          </table:table-cell>
          <table:table-cell table:formula="of:=IF([.G27]=0;0;[.G27]-[.F27])" office:value-type="time" office:time-value="PT00H14M27S" calcext:value-type="time">
            <text:p>14:27</text:p>
          </table:table-cell>
          <table:table-cell table:formula="of:=IF([.H27]=0;0;[.H27]-[.G27])" office:value-type="time" office:time-value="PT00H11M01S" calcext:value-type="time">
            <text:p>11:01</text:p>
          </table:table-cell>
          <table:table-cell table:formula="of:=IF([.I27]=0;0;[.I27]-[.H27])" office:value-type="time" office:time-value="PT00H14M55S" calcext:value-type="time">
            <text:p>14:55</text:p>
          </table:table-cell>
          <table:table-cell table:formula="of:=IF([.J27]=0;0;[.J27]-[.I27])" office:value-type="time" office:time-value="PT00H07M20S" calcext:value-type="time">
            <text:p>07:20</text:p>
          </table:table-cell>
          <table:table-cell table:formula="of:=IF([.K27]=0;0;[.K27]-[.J27])" office:value-type="time" office:time-value="PT00H16M07S" calcext:value-type="time">
            <text:p>16:07</text:p>
          </table:table-cell>
          <table:table-cell/>
          <table:table-cell table:style-name="Default"/>
          <table:table-cell table:style-name="ce1"/>
          <table:table-cell table:formula="of:=IF([.O27] = 0; 0; [.O27]-AVERAGE([.O$2:.O$22]))" office:value-type="time" office:time-value="PT00H00M12.238095S" calcext:value-type="time">
            <text:p>00:12</text:p>
          </table:table-cell>
          <table:table-cell table:formula="of:=IF([.P27] = 0; 0; [.P27]-AVERAGE([.P$2:.P$22]))" office:value-type="time" office:time-value="PT00H02M05.666667S" calcext:value-type="time">
            <text:p>02:05</text:p>
          </table:table-cell>
          <table:table-cell table:formula="of:=IF([.Q27] = 0; 0; [.Q27]-AVERAGE([.Q$2:.Q$22]))" office:value-type="time" office:time-value="PT00H00M52.285714S" calcext:value-type="time">
            <text:p>00:52</text:p>
          </table:table-cell>
          <table:table-cell table:formula="of:=IF([.R27] = 0; 0; [.R27]-AVERAGEIF([.R$2:.R$24]; &quot;&lt;&gt; 0&quot;))" office:value-type="time" office:time-value="-PT00H00M30.782608696S" calcext:value-type="time">
            <text:p>-00:30</text:p>
          </table:table-cell>
          <table:table-cell table:formula="of:=IF([.S27] = 0; 0; [.S27]-AVERAGEIF([.S$2:.S$24]; &quot;&lt;&gt; 0&quot;))" office:value-type="time" office:time-value="PT00H00M05.173913043S" calcext:value-type="time">
            <text:p>00:05</text:p>
          </table:table-cell>
          <table:table-cell table:formula="of:=IF([.T27] = 0; 0; [.T27]-AVERAGEIF([.T$2:.T$24]; &quot;&lt;&gt; 0&quot;))" office:value-type="time" office:time-value="-PT00H03M20.47826087S" calcext:value-type="time">
            <text:p>-03:20</text:p>
          </table:table-cell>
          <table:table-cell table:formula="of:=IF([.U27] = 0; 0; [.U27]-AVERAGEIF([.U$2:.U$24]; &quot;&lt;&gt; 0&quot;))" office:value-type="time" office:time-value="PT00H02M58.217391304S" calcext:value-type="time">
            <text:p>02:58</text:p>
          </table:table-cell>
          <table:table-cell/>
          <table:table-cell table:style-name="ce30"/>
          <table:table-cell table:number-columns-repeated="97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lta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4S" calcext:value-type="time">
            <text:p>15:00:24</text:p>
          </table:table-cell>
          <table:table-cell office:value-type="time" office:time-value="PT15H20M17S" calcext:value-type="time">
            <text:p>15:20:17</text:p>
          </table:table-cell>
          <table:table-cell office:value-type="time" office:time-value="PT15H37M21S" calcext:value-type="time">
            <text:p>15:37:21</text:p>
          </table:table-cell>
          <table:table-cell office:value-type="time" office:time-value="PT15H58M46S" calcext:value-type="time">
            <text:p>15:58:46</text:p>
          </table:table-cell>
          <table:table-cell office:value-type="time" office:time-value="PT16H14M37S" calcext:value-type="time">
            <text:p>16:14:37</text:p>
          </table:table-cell>
          <table:table-cell table:style-name="ce1" table:number-columns-repeated="4"/>
          <table:table-cell/>
          <table:table-cell table:formula="of:=IF([.E28]=0;0;[.E28]-[.D28])" office:value-type="time" office:time-value="PT00H00M24S" calcext:value-type="time">
            <text:p>00:24</text:p>
          </table:table-cell>
          <table:table-cell table:formula="of:=IF([.F28]=0;0;[.F28]-[.E28])" office:value-type="time" office:time-value="PT00H19M53S" calcext:value-type="time">
            <text:p>19:53</text:p>
          </table:table-cell>
          <table:table-cell table:formula="of:=IF([.G28]=0;0;[.G28]-[.F28])" office:value-type="time" office:time-value="PT00H17M04S" calcext:value-type="time">
            <text:p>17:04</text:p>
          </table:table-cell>
          <table:table-cell table:formula="of:=IF([.H28]=0;0;[.H28]-[.G28])" office:value-type="time" office:time-value="PT00H21M25S" calcext:value-type="time">
            <text:p>21:25</text:p>
          </table:table-cell>
          <table:table-cell table:formula="of:=IF([.I28]=0;0;[.I28]-[.H28])" office:value-type="time" office:time-value="PT00H15M51S" calcext:value-type="time">
            <text:p>15:51</text:p>
          </table:table-cell>
          <table:table-cell/>
          <table:table-cell table:style-name="ce12" table:number-columns-repeated="3"/>
          <table:table-cell/>
          <table:table-cell table:formula="of:=IF([.O28] = 0; 0; [.O28]-AVERAGE([.O$2:.O$22]))" office:value-type="time" office:time-value="-PT00H00M37.761905S" calcext:value-type="time">
            <text:p>-00:37</text:p>
          </table:table-cell>
          <table:table-cell table:formula="of:=IF([.P28] = 0; 0; [.P28]-AVERAGE([.P$2:.P$22]))" office:value-type="time" office:time-value="PT00H11M12.666667S" calcext:value-type="time">
            <text:p>11:12</text:p>
          </table:table-cell>
          <table:table-cell table:formula="of:=IF([.Q28] = 0; 0; [.Q28]-AVERAGE([.Q$2:.Q$22]))" office:value-type="time" office:time-value="PT00H03M29.285714S" calcext:value-type="time">
            <text:p>03:29</text:p>
          </table:table-cell>
          <table:table-cell table:formula="of:=IF([.R28] = 0; 0; [.R28]-AVERAGEIF([.R$2:.R$24]; &quot;&lt;&gt; 0&quot;))" office:value-type="time" office:time-value="PT00H09M53.217391304S" calcext:value-type="time">
            <text:p>09:53</text:p>
          </table:table-cell>
          <table:table-cell table:formula="of:=IF([.S28] = 0; 0; [.S28]-AVERAGEIF([.S$2:.S$24]; &quot;&lt;&gt; 0&quot;))" office:value-type="time" office:time-value="PT00H01M01.173913043S" calcext:value-type="time">
            <text:p>01:01</text:p>
          </table:table-cell>
          <table:table-cell/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rak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12M12S" calcext:value-type="time">
            <text:p>15:12:12</text:p>
          </table:table-cell>
          <table:table-cell office:value-type="time" office:time-value="PT15H28M53S" calcext:value-type="time">
            <text:p>15:28:53</text:p>
          </table:table-cell>
          <table:table-cell office:value-type="time" office:time-value="PT15H50M07S" calcext:value-type="time">
            <text:p>15:50:07</text:p>
          </table:table-cell>
          <table:table-cell office:value-type="time" office:time-value="PT16H04M14S" calcext:value-type="time">
            <text:p>16:04:14</text:p>
          </table:table-cell>
          <table:table-cell table:style-name="ce1" table:number-columns-repeated="5"/>
          <table:table-cell/>
          <table:table-cell table:formula="of:=IF([.E29]=0;0;[.E29]-[.D29])" office:value-type="time" office:time-value="PT00H12M12S" calcext:value-type="time">
            <text:p>12:12</text:p>
          </table:table-cell>
          <table:table-cell table:formula="of:=IF([.F29]=0;0;[.F29]-[.E29])" office:value-type="time" office:time-value="PT00H16M41S" calcext:value-type="time">
            <text:p>16:41</text:p>
          </table:table-cell>
          <table:table-cell table:formula="of:=IF([.G29]=0;0;[.G29]-[.F29])" office:value-type="time" office:time-value="PT00H21M14S" calcext:value-type="time">
            <text:p>21:14</text:p>
          </table:table-cell>
          <table:table-cell table:formula="of:=IF([.H29]=0;0;[.H29]-[.G29])" office:value-type="time" office:time-value="PT00H14M07S" calcext:value-type="time">
            <text:p>14:07</text:p>
          </table:table-cell>
          <table:table-cell/>
          <table:table-cell table:style-name="ce12" table:number-columns-repeated="4"/>
          <table:table-cell/>
          <table:table-cell table:formula="of:=IF([.O29] = 0; 0; [.O29]-AVERAGE([.O$2:.O$22]))" office:value-type="time" office:time-value="PT00H11M10.238095S" calcext:value-type="time">
            <text:p>11:10</text:p>
          </table:table-cell>
          <table:table-cell table:formula="of:=IF([.P29] = 0; 0; [.P29]-AVERAGE([.P$2:.P$22]))" office:value-type="time" office:time-value="PT00H08M00.666667S" calcext:value-type="time">
            <text:p>08:00</text:p>
          </table:table-cell>
          <table:table-cell table:formula="of:=IF([.Q29] = 0; 0; [.Q29]-AVERAGE([.Q$2:.Q$22]))" office:value-type="time" office:time-value="PT00H07M39.285714S" calcext:value-type="time">
            <text:p>07:39</text:p>
          </table:table-cell>
          <table:table-cell table:formula="of:=IF([.R29] = 0; 0; [.R29]-AVERAGEIF([.R$2:.R$24]; &quot;&lt;&gt; 0&quot;))" office:value-type="time" office:time-value="PT00H02M35.217391304S" calcext:value-type="time">
            <text:p>02:35</text:p>
          </table:table-cell>
          <table:table-cell/>
          <table:table-cell table:style-name="Default" table:number-columns-repeated="4"/>
          <table:table-cell table:number-columns-repeated="97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3S" calcext:value-type="time">
            <text:p>15:01:13</text:p>
          </table:table-cell>
          <table:table-cell office:value-type="time" office:time-value="PT15H13M49S" calcext:value-type="time">
            <text:p>15:13:49</text:p>
          </table:table-cell>
          <table:table-cell office:value-type="time" office:time-value="PT15H28M52S" calcext:value-type="time">
            <text:p>15:28:52</text:p>
          </table:table-cell>
          <table:table-cell office:value-type="time" office:time-value="PT15H43M32S" calcext:value-type="time">
            <text:p>15:43:32</text:p>
          </table:table-cell>
          <table:table-cell table:style-name="ce1" table:number-columns-repeated="5"/>
          <table:table-cell/>
          <table:table-cell table:formula="of:=IF([.E30]=0;0;[.E30]-[.D30])" office:value-type="time" office:time-value="PT00H01M13S" calcext:value-type="time">
            <text:p>01:13</text:p>
          </table:table-cell>
          <table:table-cell table:formula="of:=IF([.F30]=0;0;[.F30]-[.E30])" office:value-type="time" office:time-value="PT00H12M36S" calcext:value-type="time">
            <text:p>12:36</text:p>
          </table:table-cell>
          <table:table-cell table:formula="of:=IF([.G30]=0;0;[.G30]-[.F30])" office:value-type="time" office:time-value="PT00H15M03S" calcext:value-type="time">
            <text:p>15:03</text:p>
          </table:table-cell>
          <table:table-cell table:formula="of:=IF([.H30]=0;0;[.H30]-[.G30])" office:value-type="time" office:time-value="PT00H14M40S" calcext:value-type="time">
            <text:p>14:40</text:p>
          </table:table-cell>
          <table:table-cell/>
          <table:table-cell table:style-name="ce12" table:number-columns-repeated="4"/>
          <table:table-cell/>
          <table:table-cell table:formula="of:=IF([.O30] = 0; 0; [.O30]-AVERAGE([.O$2:.O$22]))" office:value-type="time" office:time-value="PT00H00M11.238095S" calcext:value-type="time">
            <text:p>00:11</text:p>
          </table:table-cell>
          <table:table-cell table:formula="of:=IF([.P30] = 0; 0; [.P30]-AVERAGE([.P$2:.P$22]))" office:value-type="time" office:time-value="PT00H03M55.666667S" calcext:value-type="time">
            <text:p>03:55</text:p>
          </table:table-cell>
          <table:table-cell table:formula="of:=IF([.Q30] = 0; 0; [.Q30]-AVERAGE([.Q$2:.Q$22]))" office:value-type="time" office:time-value="PT00H01M28.285714S" calcext:value-type="time">
            <text:p>01:28</text:p>
          </table:table-cell>
          <table:table-cell table:formula="of:=IF([.R30] = 0; 0; [.R30]-AVERAGEIF([.R$2:.R$24]; &quot;&lt;&gt; 0&quot;))" office:value-type="time" office:time-value="PT00H03M08.217391304S" calcext:value-type="time">
            <text:p>03:08</text:p>
          </table:table-cell>
          <table:table-cell/>
          <table:table-cell table:style-name="Default" table:number-columns-repeated="4"/>
          <table:table-cell table:number-columns-repeated="97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51S" calcext:value-type="time">
            <text:p>15:01:51</text:p>
          </table:table-cell>
          <table:table-cell office:value-type="time" office:time-value="PT15H15M37S" calcext:value-type="time">
            <text:p>15:15:37</text:p>
          </table:table-cell>
          <table:table-cell office:value-type="time" office:time-value="PT15H29M22S" calcext:value-type="time">
            <text:p>15:29:22</text:p>
          </table:table-cell>
          <table:table-cell office:value-type="time" office:time-value="PT15H39M52S" calcext:value-type="time">
            <text:p>15:39:52</text:p>
          </table:table-cell>
          <table:table-cell table:style-name="ce1" table:number-columns-repeated="5"/>
          <table:table-cell/>
          <table:table-cell table:formula="of:=IF([.E31]=0;0;[.E31]-[.D31])" office:value-type="time" office:time-value="PT00H01M51S" calcext:value-type="time">
            <text:p>01:51</text:p>
          </table:table-cell>
          <table:table-cell table:formula="of:=IF([.F31]=0;0;[.F31]-[.E31])" office:value-type="time" office:time-value="PT00H13M46S" calcext:value-type="time">
            <text:p>13:46</text:p>
          </table:table-cell>
          <table:table-cell table:formula="of:=IF([.G31]=0;0;[.G31]-[.F31])" office:value-type="time" office:time-value="PT00H13M45S" calcext:value-type="time">
            <text:p>13:45</text:p>
          </table:table-cell>
          <table:table-cell table:formula="of:=IF([.H31]=0;0;[.H31]-[.G31])" office:value-type="time" office:time-value="PT00H10M30S" calcext:value-type="time">
            <text:p>10:30</text:p>
          </table:table-cell>
          <table:table-cell/>
          <table:table-cell table:style-name="ce12" table:number-columns-repeated="4"/>
          <table:table-cell/>
          <table:table-cell table:formula="of:=IF([.O31] = 0; 0; [.O31]-AVERAGE([.O$2:.O$22]))" office:value-type="time" office:time-value="PT00H00M49.238095S" calcext:value-type="time">
            <text:p>00:49</text:p>
          </table:table-cell>
          <table:table-cell table:formula="of:=IF([.P31] = 0; 0; [.P31]-AVERAGE([.P$2:.P$22]))" office:value-type="time" office:time-value="PT00H05M05.666667S" calcext:value-type="time">
            <text:p>05:05</text:p>
          </table:table-cell>
          <table:table-cell table:formula="of:=IF([.Q31] = 0; 0; [.Q31]-AVERAGE([.Q$2:.Q$22]))" office:value-type="time" office:time-value="PT00H00M10.285714S" calcext:value-type="time">
            <text:p>00:10</text:p>
          </table:table-cell>
          <table:table-cell table:formula="of:=IF([.R31] = 0; 0; [.R31]-AVERAGEIF([.R$2:.R$24]; &quot;&lt;&gt; 0&quot;))" office:value-type="time" office:time-value="-PT00H01M01.782608696S" calcext:value-type="time">
            <text:p>-01:01</text:p>
          </table:table-cell>
          <table:table-cell/>
          <table:table-cell table:style-name="Default" table:number-columns-repeated="4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10"/>
          <table:table-cell/>
          <table:table-cell table:style-name="ce12" table:number-columns-repeated="9"/>
          <table:table-cell/>
          <table:table-cell table:style-name="Default" table:number-columns-repeated="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number-columns-repeated="2"/>
          <table:table-cell table:style-name="ce1" table:formula="of:=AVERAGEIF([.E2:.E32];&quot;&lt;&gt;0&quot;)" office:value-type="time" office:time-value="PT15H01M26.633333333S" calcext:value-type="time">
            <text:p>15:01:26</text:p>
          </table:table-cell>
          <table:table-cell table:style-name="ce1" table:formula="of:=AVERAGEIF([.F2:.F32];&quot;&lt;&gt;0&quot;)" office:value-type="time" office:time-value="PT15H11M21.966666667S" calcext:value-type="time">
            <text:p>15:11:21</text:p>
          </table:table-cell>
          <table:table-cell table:style-name="ce1" table:formula="of:=AVERAGEIF([.G2:.G32];&quot;&lt;&gt;0&quot;)" office:value-type="time" office:time-value="PT15H25M50.966666667S" calcext:value-type="time">
            <text:p>15:25:50</text:p>
          </table:table-cell>
          <table:table-cell table:style-name="ce1" table:formula="of:=AVERAGEIF([.H2:.H32];&quot;&lt;&gt;0&quot;)" office:value-type="time" office:time-value="PT15H38M01.533333333S" calcext:value-type="time">
            <text:p>15:38:01</text:p>
          </table:table-cell>
          <table:table-cell table:style-name="ce1" table:formula="of:=AVERAGEIF([.I2:.I32];&quot;&lt;&gt;0&quot;)" office:value-type="time" office:time-value="PT15H51M56.851851852S" calcext:value-type="time">
            <text:p>15:51:56</text:p>
          </table:table-cell>
          <table:table-cell table:style-name="ce1" table:formula="of:=AVERAGEIF([.J2:.J32];&quot;&lt;&gt;0&quot;)" office:value-type="time" office:time-value="PT16H01M57.846153846S" calcext:value-type="time">
            <text:p>16:01:57</text:p>
          </table:table-cell>
          <table:table-cell table:style-name="ce1" table:formula="of:=AVERAGEIF([.K2:.K32];&quot;&lt;&gt;0&quot;)" office:value-type="time" office:time-value="PT16H15M32.538461538S" calcext:value-type="time">
            <text:p>16:15:32</text:p>
          </table:table-cell>
          <table:table-cell table:style-name="ce1" table:formula="of:=AVERAGEIF([.L2:.L32];&quot;&lt;&gt;0&quot;)" office:value-type="time" office:time-value="PT16H30M52.458333333S" calcext:value-type="time">
            <text:p>16:30:52</text:p>
          </table:table-cell>
          <table:table-cell table:style-name="ce1" table:formula="of:=AVERAGEIF([.M2:.M32];&quot;&lt;&gt;0&quot;)" office:value-type="time" office:time-value="PT16H35M00.217391304S" calcext:value-type="time">
            <text:p>16:35:00</text:p>
          </table:table-cell>
          <table:table-cell/>
          <table:table-cell table:style-name="ce12" table:formula="of:=AVERAGEIF([.O$2:.O$24]; &quot;&lt;&gt; 0&quot;)" office:value-type="time" office:time-value="PT00H01M02.391304348S" calcext:value-type="time">
            <text:p>01:02</text:p>
          </table:table-cell>
          <table:table-cell table:style-name="ce12" table:formula="of:=AVERAGEIF([.P$2:.P$24]; &quot;&lt;&gt; 0&quot;)" office:value-type="time" office:time-value="PT00H08M52.739130435S" calcext:value-type="time">
            <text:p>08:52</text:p>
          </table:table-cell>
          <table:table-cell table:style-name="ce12" table:formula="of:=AVERAGEIF([.Q$2:.Q$24]; &quot;&lt;&gt; 0&quot;)" office:value-type="time" office:time-value="PT00H14M00.913043478S" calcext:value-type="time">
            <text:p>14:00</text:p>
          </table:table-cell>
          <table:table-cell table:style-name="ce12" table:formula="of:=AVERAGEIF([.R$2:.R$24]; &quot;&lt;&gt; 0&quot;)" office:value-type="time" office:time-value="PT00H11M31.782608696S" calcext:value-type="time">
            <text:p>11:31</text:p>
          </table:table-cell>
          <table:table-cell table:style-name="ce12" table:formula="of:=AVERAGEIF([.S$2:.S$24]; &quot;&lt;&gt; 0&quot;)" office:value-type="time" office:time-value="PT00H14M49.826086957S" calcext:value-type="time">
            <text:p>14:49</text:p>
          </table:table-cell>
          <table:table-cell table:style-name="ce12" table:formula="of:=AVERAGEIF([.T$2:.T$24]; &quot;&lt;&gt; 0&quot;)" office:value-type="time" office:time-value="PT00H10M40.47826087S" calcext:value-type="time">
            <text:p>10:40</text:p>
          </table:table-cell>
          <table:table-cell table:style-name="ce12" table:formula="of:=AVERAGEIF([.U$2:.U$24]; &quot;&lt;&gt; 0&quot;)" office:value-type="time" office:time-value="PT00H13M08.782608696S" calcext:value-type="time">
            <text:p>13:08</text:p>
          </table:table-cell>
          <table:table-cell table:style-name="ce12" table:formula="of:=AVERAGEIF([.V$2:.V$24]; &quot;&lt;&gt; 0&quot;)" office:value-type="time" office:time-value="PT00H16M50.217391304S" calcext:value-type="time">
            <text:p>16:50</text:p>
          </table:table-cell>
          <table:table-cell table:style-name="ce12" table:formula="of:=AVERAGEIF([.W$2:.W$24]; &quot;&lt;&gt; 0&quot;)" office:value-type="time" office:time-value="PT00H04M03.086956522S" calcext:value-type="time">
            <text:p>04:03</text:p>
          </table:table-cell>
          <table:table-cell/>
          <table:table-cell table:style-name="Default" table:number-columns-repeated="9"/>
          <table:table-cell table:number-columns-repeated="979"/>
        </table:table-row>
        <calcext:conditional-formats>
          <calcext:conditional-format calcext:target-range-address="Sheet1.O2:Sheet1.O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P2:Sheet1.P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Q2:Sheet1.Q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S2:Sheet1.S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T2:Sheet1.T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U2:Sheet1.U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V2:Sheet1.V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W2:Sheet1.W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Y2:Sheet1.Y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Z2:Sheet1.Z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AA2:Sheet1.AA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D2:Sheet1.AD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E2:Sheet1.AE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AF2:Sheet1.AF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G2:Sheet1.AG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C2:Sheet1.AC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2:Sheet1.R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AB2:Sheet1.AB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E2:Sheet1.E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F2:Sheet1.F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:Sheet1.G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2:Sheet1.H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2:Sheet1.I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J2:Sheet1.J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K2:Sheet1.K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L2:Sheet1.L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M2:Sheet1.M2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P0" style:volatile="true">
      <number:minutes number:style="long"/>
      <number:text>:</number:text>
      <number:seconds number:style="long" number:decimal-places="2"/>
    </number:time-style>
    <number:time-style style:name="N121">
      <style:text-properties fo:color="#ff0000"/>
      <number:text>-</number:text>
      <number:minutes number:style="long"/>
      <number:text>:</number:text>
      <number:seconds number:style="long" number:decimal-places="2"/>
      <style:map style:condition="value()&gt;=0" style:apply-style-name="N121P0"/>
    </number:time-style>
    <number:time-style style:name="N122P0" style:volatile="true">
      <number:minutes number:style="long"/>
      <number:text>:</number:text>
      <number:seconds number:style="long" number:decimal-places="2"/>
    </number:time-style>
    <number:time-style style:name="N122">
      <number:text>-</number:text>
      <number:minutes number:style="long"/>
      <number:text>:</number:text>
      <number:seconds number:style="long" number:decimal-places="2"/>
      <style:map style:condition="value()&gt;=0" style:apply-style-name="N122P0"/>
    </number:time-style>
    <number:time-style style:name="N123">
      <number:minutes number:style="long"/>
      <number:text>:</number:text>
      <number:seconds number:style="long"/>
    </number:time-style>
    <number:time-style style:name="N124P0" style:volatile="true">
      <number:minutes number:style="long"/>
      <number:text>:</number:text>
      <number:seconds number:style="long"/>
    </number:time-style>
    <number:time-style style:name="N124">
      <number:text>-</number:text>
      <number:minutes number:style="long"/>
      <number:text>:</number:text>
      <number:seconds number:style="long"/>
      <style:map style:condition="value()&gt;=0" style:apply-style-name="N124P0"/>
    </number:time-style>
    <number:percentage-style style:name="N12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12:59:21.750000000</meta:creation-date>
    <dc:date>2022-02-13T13:01:02.108000000</dc:date>
    <meta:editing-duration>PT1M40S</meta:editing-duration>
    <meta:editing-cycles>1</meta:editing-cycles>
    <meta:document-statistic meta:table-count="1" meta:cell-count="880" meta:object-count="0"/>
    <meta:generator>LibreOffice/7.0.3.1$Windows_X86_64 LibreOffice_project/d7547858d014d4cf69878db179d326fc3483e082</meta:generator>
  </office:meta>
</office:document-meta>
</file>